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icrosoft YaHei" svg:font-family="'Microsoft YaHei'"/>
    <style:font-face style:name="Tahoma" svg:font-family="Tahoma"/>
    <style:font-face style:name="FreeSans1" svg:font-family="FreeSans" style:font-family-generic="swiss"/>
    <style:font-face style:name="华文黑体1" svg:font-family="华文黑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表格5" style:family="table">
      <style:table-properties style:width="17.595cm" fo:margin-left="0cm" table:align="left"/>
    </style:style>
    <style:style style:name="表格5.A" style:family="table-column">
      <style:table-column-properties style:column-width="3.598cm"/>
    </style:style>
    <style:style style:name="表格5.B" style:family="table-column">
      <style:table-column-properties style:column-width="13.996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6.355cm" table:align="left"/>
    </style:style>
    <style:style style:name="表格6.A" style:family="table-column">
      <style:table-column-properties style:column-width="3.493cm"/>
    </style:style>
    <style:style style:name="表格6.B" style:family="table-column">
      <style:table-column-properties style:column-width="2.408cm"/>
    </style:style>
    <style:style style:name="表格6.C" style:family="table-column">
      <style:table-column-properties style:column-width="1.799cm"/>
    </style:style>
    <style:style style:name="表格6.D" style:family="table-column">
      <style:table-column-properties style:column-width="1.612cm"/>
    </style:style>
    <style:style style:name="表格6.E" style:family="table-column">
      <style:table-column-properties style:column-width="2.321cm"/>
    </style:style>
    <style:style style:name="表格6.G" style:family="table-column">
      <style:table-column-properties style:column-width="2.401cm"/>
    </style:style>
    <style:style style:name="表格6.A1" style:family="table-cell">
      <style:table-cell-properties style:vertical-align="middle" fo:padding="0.049cm" fo:border="1pt solid #a7a7a7"/>
    </style:style>
    <style:style style:name="表格6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6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6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1" style:family="table">
      <style:table-properties style:width="16.355cm" table:align="left"/>
    </style:style>
    <style:style style:name="表格1.A" style:family="table-column">
      <style:table-column-properties style:column-width="2.348cm"/>
    </style:style>
    <style:style style:name="表格1.B" style:family="table-column">
      <style:table-column-properties style:column-width="2.321cm"/>
    </style:style>
    <style:style style:name="表格1.G" style:family="table-column">
      <style:table-column-properties style:column-width="2.401cm"/>
    </style:style>
    <style:style style:name="表格1.A1" style:family="table-cell">
      <style:table-cell-properties style:vertical-align="middle" fo:padding="0.049cm" fo:border="1pt solid #a7a7a7"/>
    </style:style>
    <style:style style:name="表格1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1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1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2" style:family="table">
      <style:table-properties style:width="16.355cm" table:align="left"/>
    </style:style>
    <style:style style:name="表格2.A" style:family="table-column">
      <style:table-column-properties style:column-width="2.348cm"/>
    </style:style>
    <style:style style:name="表格2.B" style:family="table-column">
      <style:table-column-properties style:column-width="2.321cm"/>
    </style:style>
    <style:style style:name="表格2.G" style:family="table-column">
      <style:table-column-properties style:column-width="2.401cm"/>
    </style:style>
    <style:style style:name="表格2.A1" style:family="table-cell">
      <style:table-cell-properties style:vertical-align="middle" fo:padding="0.049cm" fo:border="1pt solid #a7a7a7"/>
    </style:style>
    <style:style style:name="表格2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2.2" style:family="table-row">
      <style:table-row-properties style:min-row-height="0.838cm"/>
    </style:style>
    <style:style style:name="表格2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2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2.3" style:family="table-row">
      <style:table-row-properties style:min-row-height="1.831cm"/>
    </style:style>
    <style:style style:name="表格2.4" style:family="table-row">
      <style:table-row-properties style:min-row-height="0.503cm"/>
    </style:style>
    <style:style style:name="表格4" style:family="table">
      <style:table-properties style:width="15.649cm" table:align="left"/>
    </style:style>
    <style:style style:name="表格4.A" style:family="table-column">
      <style:table-column-properties style:column-width="3.201cm"/>
    </style:style>
    <style:style style:name="表格4.B" style:family="table-column">
      <style:table-column-properties style:column-width="12.448cm"/>
    </style:style>
    <style:style style:name="表格4.A1" style:family="table-cell">
      <style:table-cell-properties style:vertical-align="middle" fo:padding="0.049cm" fo:border="1pt solid #a7a7a7"/>
    </style:style>
    <style:style style:name="表格4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4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4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P1" style:family="paragraph" style:parent-style-name="Text_20_body">
      <style:paragraph-properties fo:text-align="start" style:justify-single-word="false"/>
      <style:text-properties style:font-size-asian="10.5pt"/>
    </style:style>
    <style:style style:name="P2" style:family="paragraph" style:parent-style-name="Text_20_body">
      <style:paragraph-properties fo:text-align="start" style:justify-single-word="false"/>
      <style:text-properties officeooo:rsid="0018a85d" officeooo:paragraph-rsid="0018a85d" style:font-size-asian="10.5pt"/>
    </style:style>
    <style:style style:name="P3" style:family="paragraph" style:parent-style-name="Text_20_body">
      <style:paragraph-properties fo:text-align="start" style:justify-single-word="false"/>
      <style:text-properties officeooo:rsid="00225874" officeooo:paragraph-rsid="0024870d" style:font-size-asian="10.5pt"/>
    </style:style>
    <style:style style:name="P4" style:family="paragraph" style:parent-style-name="Text_20_body">
      <style:paragraph-properties fo:text-align="start" style:justify-single-word="false"/>
      <style:text-properties style:font-size-asian="21pt" style:font-weight-asian="bold"/>
    </style:style>
    <style:style style:name="P5" style:family="paragraph" style:parent-style-name="Text_20_body">
      <style:paragraph-properties fo:text-align="start" style:justify-single-word="false"/>
      <style:text-properties officeooo:paragraph-rsid="0024870d" style:font-size-asian="21pt" style:font-weight-asian="bold"/>
    </style:style>
    <style:style style:name="P6" style:family="paragraph" style:parent-style-name="Text_20_body">
      <style:paragraph-properties fo:text-align="start" style:justify-single-word="false"/>
      <style:text-properties officeooo:paragraph-rsid="002497b0" style:font-size-asian="21pt" style:font-weight-asian="bold"/>
    </style:style>
    <style:style style:name="P7" style:family="paragraph" style:parent-style-name="Text_20_body">
      <style:text-properties style:font-name-asian="Microsoft YaHei" style:font-size-asian="21pt" style:font-weight-asian="bold"/>
    </style:style>
    <style:style style:name="P8" style:family="paragraph" style:parent-style-name="Text_20_body">
      <style:paragraph-properties fo:text-align="start" style:justify-single-word="false"/>
      <style:text-properties style:font-name-asian="Microsoft YaHei" style:font-size-asian="21pt" style:font-weight-asian="bold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officeooo:paragraph-rsid="0012f08f"/>
    </style:style>
    <style:style style:name="P11" style:family="paragraph" style:parent-style-name="Text_20_body">
      <style:paragraph-properties fo:text-align="start" style:justify-single-word="false"/>
      <style:text-properties officeooo:paragraph-rsid="00196980"/>
    </style:style>
    <style:style style:name="P12" style:family="paragraph" style:parent-style-name="Text_20_body">
      <style:paragraph-properties fo:text-align="start" style:justify-single-word="false"/>
      <style:text-properties officeooo:paragraph-rsid="001d5034"/>
    </style:style>
    <style:style style:name="P13" style:family="paragraph" style:parent-style-name="Text_20_body">
      <style:paragraph-properties fo:text-align="start" style:justify-single-word="false"/>
      <style:text-properties style:font-size-asian="12pt" style:font-weight-asian="bold"/>
    </style:style>
    <style:style style:name="P14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2pt" fo:font-weight="normal" officeooo:rsid="00197466" officeooo:paragraph-rsid="002497b0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size="10.5pt" officeooo:rsid="0012f08f" officeooo:paragraph-rsid="0012f08f" style:font-size-asian="10.5pt"/>
    </style:style>
    <style:style style:name="P17" style:family="paragraph" style:parent-style-name="Text_20_body">
      <style:paragraph-properties fo:text-align="start" style:justify-single-word="false"/>
      <style:text-properties fo:font-size="10.5pt" officeooo:rsid="0012f08f" officeooo:paragraph-rsid="00157d2d" style:font-size-asian="10.5pt"/>
    </style:style>
    <style:style style:name="P18" style:family="paragraph" style:parent-style-name="Text_20_body">
      <style:paragraph-properties fo:text-align="start" style:justify-single-word="false"/>
      <style:text-properties fo:font-size="10.5pt" officeooo:rsid="0012f08f" officeooo:paragraph-rsid="00159355" style:font-size-asian="10.5pt"/>
    </style:style>
    <style:style style:name="P19" style:family="paragraph" style:parent-style-name="Text_20_body">
      <style:paragraph-properties fo:text-align="start" style:justify-single-word="false"/>
      <style:text-properties fo:font-size="10.5pt" officeooo:rsid="0012f08f" officeooo:paragraph-rsid="001d5034" style:font-size-asian="10.5pt"/>
    </style:style>
    <style:style style:name="P20" style:family="paragraph" style:parent-style-name="Text_20_body">
      <style:paragraph-properties fo:text-align="start" style:justify-single-word="false"/>
      <style:text-properties fo:font-size="10.5pt" officeooo:rsid="0018db4d" officeooo:paragraph-rsid="00157d2d" style:font-size-asian="10.5pt"/>
    </style:style>
    <style:style style:name="P21" style:family="paragraph" style:parent-style-name="Text_20_body">
      <style:paragraph-properties fo:text-align="start" style:justify-single-word="false"/>
      <style:text-properties fo:font-size="10.5pt" officeooo:rsid="0018db4d" officeooo:paragraph-rsid="002d5937" style:font-size-asian="10.5pt"/>
    </style:style>
    <style:style style:name="P22" style:family="paragraph" style:parent-style-name="Text_20_body">
      <style:paragraph-properties fo:text-align="start" style:justify-single-word="false"/>
      <style:text-properties fo:font-size="10.5pt" officeooo:rsid="000b6d0c" officeooo:paragraph-rsid="0013e95d" style:font-size-asian="10.5pt"/>
    </style:style>
    <style:style style:name="P23" style:family="paragraph" style:parent-style-name="Text_20_body">
      <style:paragraph-properties fo:text-align="start" style:justify-single-word="false"/>
      <style:text-properties fo:font-size="10.5pt" officeooo:rsid="00157d2d" officeooo:paragraph-rsid="00157d2d" style:font-size-asian="10.5pt"/>
    </style:style>
    <style:style style:name="P24" style:family="paragraph" style:parent-style-name="Text_20_body">
      <style:paragraph-properties fo:text-align="start" style:justify-single-word="false"/>
      <style:text-properties fo:font-size="10.5pt" officeooo:rsid="00157d2d" officeooo:paragraph-rsid="001c14b4" style:font-size-asian="10.5pt"/>
    </style:style>
    <style:style style:name="P25" style:family="paragraph" style:parent-style-name="Text_20_body">
      <style:paragraph-properties fo:text-align="start" style:justify-single-word="false"/>
      <style:text-properties fo:font-size="10.5pt" officeooo:rsid="00135c1a" officeooo:paragraph-rsid="001c14b4" style:font-size-asian="10.5pt"/>
    </style:style>
    <style:style style:name="P26" style:family="paragraph" style:parent-style-name="Text_20_body">
      <style:paragraph-properties fo:text-align="start" style:justify-single-word="false"/>
      <style:text-properties fo:font-size="10.5pt" officeooo:rsid="001d5034" officeooo:paragraph-rsid="001d5034" style:font-size-asian="10.5pt"/>
    </style:style>
    <style:style style:name="P27" style:family="paragraph" style:parent-style-name="Text_20_body">
      <style:paragraph-properties fo:text-align="start" style:justify-single-word="false"/>
      <style:text-properties fo:font-size="10.5pt" officeooo:rsid="00233f8f" officeooo:paragraph-rsid="002b97f3" style:font-size-asian="10.5pt"/>
    </style:style>
    <style:style style:name="P28" style:family="paragraph" style:parent-style-name="Text_20_body">
      <style:paragraph-properties fo:text-align="start" style:justify-single-word="false"/>
      <style:text-properties officeooo:rsid="0012f08f" officeooo:paragraph-rsid="00135c1a"/>
    </style:style>
    <style:style style:name="P29" style:family="paragraph" style:parent-style-name="Text_20_body">
      <style:paragraph-properties fo:text-align="start" style:justify-single-word="false"/>
      <style:text-properties officeooo:rsid="0012f08f" officeooo:paragraph-rsid="0013e95d"/>
    </style:style>
    <style:style style:name="P30" style:family="paragraph" style:parent-style-name="Text_20_body">
      <style:paragraph-properties fo:text-align="start" style:justify-single-word="false"/>
      <style:text-properties officeooo:rsid="0012f08f" officeooo:paragraph-rsid="0013fef0"/>
    </style:style>
    <style:style style:name="P31" style:family="paragraph" style:parent-style-name="Text_20_body">
      <style:paragraph-properties fo:text-align="start" style:justify-single-word="false"/>
      <style:text-properties officeooo:rsid="0012f08f" officeooo:paragraph-rsid="001c14b4"/>
    </style:style>
    <style:style style:name="P32" style:family="paragraph" style:parent-style-name="Text_20_body">
      <style:paragraph-properties fo:text-align="start" style:justify-single-word="false"/>
      <style:text-properties officeooo:rsid="0012f08f" officeooo:paragraph-rsid="001d5034"/>
    </style:style>
    <style:style style:name="P33" style:family="paragraph" style:parent-style-name="Text_20_body">
      <style:text-properties officeooo:rsid="0015d9cd" officeooo:paragraph-rsid="0024870d"/>
    </style:style>
    <style:style style:name="P34" style:family="paragraph" style:parent-style-name="Text_20_body">
      <style:text-properties officeooo:rsid="0012a5e3" officeooo:paragraph-rsid="0024870d"/>
    </style:style>
    <style:style style:name="P35" style:family="paragraph" style:parent-style-name="Text_20_body">
      <style:text-properties officeooo:rsid="0012a5e3" officeooo:paragraph-rsid="0015a713"/>
    </style:style>
    <style:style style:name="P36" style:family="paragraph" style:parent-style-name="Text_20_body">
      <style:text-properties officeooo:rsid="00225874" officeooo:paragraph-rsid="0024870d"/>
    </style:style>
    <style:style style:name="P37" style:family="paragraph" style:parent-style-name="Text_20_body">
      <style:paragraph-properties fo:text-align="start" style:justify-single-word="false"/>
      <style:text-properties fo:color="#ff0000" style:font-size-asian="10.5pt"/>
    </style:style>
    <style:style style:name="P38" style:family="paragraph" style:parent-style-name="Text_20_body">
      <style:paragraph-properties fo:text-align="start" style:justify-single-word="false"/>
      <style:text-properties officeooo:rsid="002497b0" officeooo:paragraph-rsid="002497b0"/>
    </style:style>
    <style:style style:name="P39" style:family="paragraph" style:parent-style-name="Text_20_body">
      <style:paragraph-properties fo:text-align="start" style:justify-single-word="false"/>
      <style:text-properties fo:color="#000000"/>
    </style:style>
    <style:style style:name="P40" style:family="paragraph" style:parent-style-name="Text_20_body">
      <style:paragraph-properties fo:text-align="start" style:justify-single-word="false"/>
      <style:text-properties fo:color="#000000" fo:font-size="10.5pt" fo:font-weight="bold" officeooo:rsid="002600dc" officeooo:paragraph-rsid="002600dc" style:font-size-asian="10.5pt"/>
    </style:style>
    <style:style style:name="P41" style:family="paragraph" style:parent-style-name="Text_20_body">
      <style:paragraph-properties fo:text-align="start" style:justify-single-word="false"/>
      <style:text-properties fo:color="#000000" fo:font-size="10.5pt" officeooo:rsid="00158c58" officeooo:paragraph-rsid="002d5937" style:font-size-asian="10.5pt"/>
    </style:style>
    <style:style style:name="P42" style:family="paragraph" style:parent-style-name="Text_20_body">
      <style:paragraph-properties fo:text-align="start" style:justify-single-word="false"/>
      <style:text-properties fo:color="#000000" fo:font-size="10.5pt" officeooo:rsid="002d5937" officeooo:paragraph-rsid="002d5937" style:font-size-asian="10.5pt"/>
    </style:style>
    <style:style style:name="P43" style:family="paragraph" style:parent-style-name="Text_20_body">
      <style:paragraph-properties fo:text-align="start" style:justify-single-word="false"/>
      <style:text-properties fo:color="#000000" style:font-size-asian="10.5pt"/>
    </style:style>
    <style:style style:name="P44" style:family="paragraph" style:parent-style-name="Text_20_body">
      <style:paragraph-properties fo:text-align="start" style:justify-single-word="false"/>
      <style:text-properties fo:color="#800000" fo:font-size="10.5pt" officeooo:rsid="00158c58" officeooo:paragraph-rsid="00158c58" style:font-size-asian="10.5pt"/>
    </style:style>
    <style:style style:name="P45" style:family="paragraph" style:parent-style-name="Text_20_body" style:master-page-name="">
      <loext:graphic-properties draw:fill="none"/>
      <style:paragraph-properties fo:margin-left="-0.7cm" fo:margin-right="-0.801cm" fo:margin-top="0cm" fo:margin-bottom="0.247cm" loext:contextual-spacing="false" fo:line-height="120%" fo:text-indent="0cm" style:auto-text-indent="false" style:page-number="auto" fo:background-color="transparent"/>
    </style:style>
    <style:style style:name="P4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-asian="Microsoft YaHei" style:font-size-asian="10.5pt" style:font-style-asian="normal" style:font-weight-asian="normal"/>
    </style:style>
    <style:style style:name="P4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4870d" style:font-name-asian="Microsoft YaHei" style:font-size-asian="10.5pt" style:font-style-asian="normal" style:font-weight-asian="normal"/>
    </style:style>
    <style:style style:name="P4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497b0" style:font-name-asian="Microsoft YaHei" style:font-size-asian="10.5pt" style:font-style-asian="normal" style:font-weight-asian="normal"/>
    </style:style>
    <style:style style:name="P4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5d3f2" style:font-name-asian="Microsoft YaHei" style:font-size-asian="10.5pt" style:font-style-asian="normal" style:font-weight-asian="normal"/>
    </style:style>
    <style:style style:name="P5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a69" officeooo:paragraph-rsid="0024870d" style:font-name-asian="Microsoft YaHei" style:font-size-asian="10.5pt" style:font-style-asian="normal" style:font-weight-asian="normal"/>
    </style:style>
    <style:style style:name="P5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a69" officeooo:paragraph-rsid="002497b0" style:font-name-asian="Microsoft YaHei" style:font-size-asian="10.5pt" style:font-style-asian="normal" style:font-weight-asian="normal"/>
    </style:style>
    <style:style style:name="P5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8562" officeooo:paragraph-rsid="002497b0" style:font-name-asian="Microsoft YaHei" style:font-size-asian="10.5pt" style:font-style-asian="normal" style:font-weight-asian="normal"/>
    </style:style>
    <style:style style:name="P5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ef192" officeooo:paragraph-rsid="0024870d" style:font-name-asian="Microsoft YaHei" style:font-size-asian="10.5pt" style:font-style-asian="normal" style:font-weight-asian="normal"/>
    </style:style>
    <style:style style:name="P5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cb8" officeooo:paragraph-rsid="0024870d" style:font-name-asian="Microsoft YaHei" style:font-size-asian="10.5pt" style:font-style-asian="normal" style:font-weight-asian="normal"/>
    </style:style>
    <style:style style:name="P5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cb8" officeooo:paragraph-rsid="002497b0" style:font-name-asian="Microsoft YaHei" style:font-size-asian="10.5pt" style:font-style-asian="normal" style:font-weight-asian="normal"/>
    </style:style>
    <style:style style:name="P5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f43d" officeooo:paragraph-rsid="002497b0" style:font-name-asian="Microsoft YaHei" style:font-size-asian="10.5pt" style:font-style-asian="normal" style:font-weight-asian="normal"/>
    </style:style>
    <style:style style:name="P5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d01d" officeooo:paragraph-rsid="002497b0" style:font-name-asian="Microsoft YaHei" style:font-size-asian="10.5pt" style:font-style-asian="normal" style:font-weight-asian="normal"/>
    </style:style>
    <style:style style:name="P5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387d4" officeooo:paragraph-rsid="002497b0" style:font-name-asian="Microsoft YaHei" style:font-size-asian="10.5pt" style:font-style-asian="normal" style:font-weight-asian="normal"/>
    </style:style>
    <style:style style:name="P5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51f68" officeooo:paragraph-rsid="002497b0" style:font-name-asian="Microsoft YaHei" style:font-size-asian="10.5pt" style:font-style-asian="normal" style:font-weight-asian="normal"/>
    </style:style>
    <style:style style:name="P6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25d3f2" officeooo:paragraph-rsid="0025d3f2" style:font-name-asian="Microsoft YaHei" style:font-size-asian="10.5pt" style:font-style-asian="normal" style:font-weight-asian="normal"/>
    </style:style>
    <style:style style:name="P6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4870d"/>
    </style:style>
    <style:style style:name="P6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497b0"/>
    </style:style>
    <style:style style:name="P6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paragraph-rsid="002497b0"/>
    </style:style>
    <style:style style:name="P6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0ef192" officeooo:paragraph-rsid="0024870d"/>
    </style:style>
    <style:style style:name="P6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0acb8" officeooo:paragraph-rsid="0024870d"/>
    </style:style>
    <style:style style:name="P6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0acb8" officeooo:paragraph-rsid="002497b0"/>
    </style:style>
    <style:style style:name="P6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0f43d" officeooo:paragraph-rsid="002497b0"/>
    </style:style>
    <style:style style:name="P6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1d01d" officeooo:paragraph-rsid="002497b0"/>
    </style:style>
    <style:style style:name="P6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-asian="Tahoma" style:font-size-asian="10.5pt" style:font-style-asian="normal" style:font-weight-asian="normal"/>
    </style:style>
    <style:style style:name="P7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4870d" style:font-name-asian="Tahoma" style:font-size-asian="10.5pt" style:font-style-asian="normal" style:font-weight-asian="normal"/>
    </style:style>
    <style:style style:name="P7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Tahoma" fo:font-size="10.5pt" fo:font-style="normal" fo:font-weight="normal" officeooo:rsid="0010acb8" officeooo:paragraph-rsid="0024870d"/>
    </style:style>
    <style:style style:name="P7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d59d6" officeooo:paragraph-rsid="002497b0"/>
    </style:style>
    <style:style style:name="P7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ce181e" officeooo:paragraph-rsid="002497b0" style:font-name-asian="Microsoft YaHei" style:font-size-asian="10.5pt" style:font-style-asian="normal" style:font-weight-asian="normal"/>
    </style:style>
    <style:style style:name="P74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93939" officeooo:rsid="0010acb8" officeooo:paragraph-rsid="0024870d" style:font-name-asian="Calibri" style:font-size-asian="10.5pt"/>
    </style:style>
    <style:style style:name="P75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225874" officeooo:paragraph-rsid="002943f7" style:font-size-asian="10.5pt"/>
    </style:style>
    <style:style style:name="P76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223db7" officeooo:paragraph-rsid="002943f7" style:font-size-asian="10.5pt"/>
    </style:style>
    <style:style style:name="P77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2943f7" officeooo:paragraph-rsid="002943f7" style:font-size-asian="10.5pt"/>
    </style:style>
    <style:style style:name="P78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2943f7" style:font-size-asian="10.5pt"/>
    </style:style>
    <style:style style:name="P79" style:family="paragraph" style:parent-style-name="Standard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497b0"/>
    </style:style>
    <style:style style:name="P80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497b0"/>
    </style:style>
    <style:style style:name="P81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d6fbd" officeooo:paragraph-rsid="002497b0"/>
    </style:style>
    <style:style style:name="P82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ce181e" officeooo:paragraph-rsid="002497b0"/>
    </style:style>
    <style:style style:name="P83" style:family="paragraph" style:parent-style-name="Table_20_Contents">
      <style:paragraph-properties fo:text-align="start" style:justify-single-word="false"/>
      <style:text-properties fo:font-size="18pt" officeooo:rsid="000fcb0b" officeooo:paragraph-rsid="000fcb0b" style:font-size-asian="18pt" style:font-size-complex="18pt"/>
    </style:style>
    <style:style style:name="P84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85" style:family="paragraph" style:parent-style-name="Table_20_Contents">
      <style:paragraph-properties fo:text-align="start" style:justify-single-word="false"/>
      <style:text-properties fo:font-size="10.5pt" officeooo:rsid="000fcb0b" style:font-name-asian="华文黑体1" style:font-size-asian="10.5pt" style:font-size-complex="10.5pt"/>
    </style:style>
    <style:style style:name="P86" style:family="paragraph" style:parent-style-name="Table_20_Contents">
      <style:paragraph-properties fo:text-align="start" style:justify-single-word="false"/>
      <style:text-properties fo:font-size="10.5pt" style:font-name-asian="华文黑体1" style:font-size-asian="10.5pt" style:font-size-complex="10.5pt"/>
    </style:style>
    <style:style style:name="P87" style:family="paragraph" style:parent-style-name="Table_20_Contents">
      <style:paragraph-properties fo:text-align="start" style:justify-single-word="false"/>
      <style:text-properties fo:font-size="10.5pt" officeooo:rsid="0010aa69" officeooo:paragraph-rsid="0010aa69" style:font-name-asian="华文黑体1" style:font-size-asian="10.5pt" style:font-size-complex="10.5pt"/>
    </style:style>
    <style:style style:name="P88" style:family="paragraph" style:parent-style-name="Standard">
      <style:text-properties officeooo:paragraph-rsid="002497b0"/>
    </style:style>
    <style:style style:name="P89" style:family="paragraph" style:parent-style-name="Horizontal_20_Line">
      <style:text-properties fo:font-size="13.6999998092651pt" officeooo:rsid="0024870d" officeooo:paragraph-rsid="0024870d" style:font-size-asian="12pt" style:font-size-complex="13.6999998092651pt"/>
    </style:style>
    <style:style style:name="P90" style:family="paragraph" style:parent-style-name="Text_20_body">
      <style:paragraph-properties fo:text-align="start" style:justify-single-word="false"/>
      <style:text-properties fo:font-size="12pt" officeooo:rsid="000fba5f" style:font-size-asian="12pt" style:font-weight-asian="bold" style:font-size-complex="12pt"/>
    </style:style>
    <style:style style:name="P91" style:family="paragraph" style:parent-style-name="Text_20_body">
      <style:paragraph-properties fo:text-align="start" style:justify-single-word="false"/>
      <style:text-properties fo:font-size="10.5pt"/>
    </style:style>
    <style:style style:name="T1" style:family="text">
      <style:text-properties fo:font-size="10.5pt"/>
    </style:style>
    <style:style style:name="T2" style:family="text">
      <style:text-properties fo:font-size="10.5pt" fo:font-weight="bold"/>
    </style:style>
    <style:style style:name="T3" style:family="text">
      <style:text-properties fo:font-size="10.5pt" fo:font-weight="bold" style:font-size-asian="10.5pt"/>
    </style:style>
    <style:style style:name="T4" style:family="text">
      <style:text-properties fo:font-size="10.5pt" fo:font-weight="bold" officeooo:rsid="0017649a" style:font-size-asian="10.5pt"/>
    </style:style>
    <style:style style:name="T5" style:family="text">
      <style:text-properties fo:font-size="10.5pt" fo:font-weight="bold" officeooo:rsid="00196980" style:font-size-asian="10.5pt"/>
    </style:style>
    <style:style style:name="T6" style:family="text">
      <style:text-properties fo:font-size="10.5pt" fo:font-weight="bold" officeooo:rsid="001ab18b" style:font-size-asian="10.5pt"/>
    </style:style>
    <style:style style:name="T7" style:family="text">
      <style:text-properties fo:font-size="10.5pt" fo:font-weight="bold" officeooo:rsid="002600dc" style:font-size-asian="10.5pt"/>
    </style:style>
    <style:style style:name="T8" style:family="text">
      <style:text-properties fo:font-size="10.5pt" officeooo:rsid="000fba5f"/>
    </style:style>
    <style:style style:name="T9" style:family="text">
      <style:text-properties fo:font-size="10.5pt" officeooo:rsid="0012f08f"/>
    </style:style>
    <style:style style:name="T10" style:family="text">
      <style:text-properties fo:font-size="10.5pt" style:font-size-asian="10.5pt"/>
    </style:style>
    <style:style style:name="T11" style:family="text">
      <style:text-properties fo:font-size="10.5pt" officeooo:rsid="0012f08f" style:font-size-asian="10.5pt"/>
    </style:style>
    <style:style style:name="T12" style:family="text">
      <style:text-properties fo:font-size="10.5pt" officeooo:rsid="000b6d0c" style:font-size-asian="10.5pt"/>
    </style:style>
    <style:style style:name="T13" style:family="text">
      <style:text-properties fo:font-size="10.5pt" officeooo:rsid="00135c1a" style:font-size-asian="10.5pt"/>
    </style:style>
    <style:style style:name="T14" style:family="text">
      <style:text-properties fo:font-size="10.5pt" officeooo:rsid="0013e95d" style:font-size-asian="10.5pt"/>
    </style:style>
    <style:style style:name="T15" style:family="text">
      <style:text-properties fo:font-size="10.5pt" officeooo:rsid="0013fef0" style:font-size-asian="10.5pt"/>
    </style:style>
    <style:style style:name="T16" style:family="text">
      <style:text-properties fo:font-size="10.5pt" officeooo:rsid="0018a85d" style:font-size-asian="10.5pt"/>
    </style:style>
    <style:style style:name="T17" style:family="text">
      <style:text-properties fo:font-size="10.5pt" officeooo:rsid="00196980" style:font-size-asian="10.5pt"/>
    </style:style>
    <style:style style:name="T18" style:family="text">
      <style:text-properties fo:font-size="10.5pt" officeooo:rsid="001c14b4" style:font-size-asian="10.5pt"/>
    </style:style>
    <style:style style:name="T19" style:family="text">
      <style:text-properties fo:font-size="10.5pt" officeooo:rsid="0018db4d" style:font-size-asian="10.5pt"/>
    </style:style>
    <style:style style:name="T20" style:family="text">
      <style:text-properties fo:font-size="10.5pt" officeooo:rsid="002342b2" style:font-size-asian="10.5pt"/>
    </style:style>
    <style:style style:name="T21" style:family="text">
      <style:text-properties fo:font-size="10.5pt" officeooo:rsid="002a0199" style:font-size-asian="10.5pt"/>
    </style:style>
    <style:style style:name="T22" style:family="text">
      <style:text-properties fo:font-size="10.5pt" officeooo:rsid="00311e4e" style:font-size-asian="10.5pt"/>
    </style:style>
    <style:style style:name="T23" style:family="text">
      <style:text-properties fo:font-size="10.5pt" officeooo:rsid="00312ea9" style:font-size-asian="10.5pt"/>
    </style:style>
    <style:style style:name="T24" style:family="text">
      <style:text-properties fo:font-size="10.5pt" officeooo:rsid="003231b2" style:font-size-asian="10.5pt"/>
    </style:style>
    <style:style style:name="T25" style:family="text">
      <style:text-properties fo:font-size="10.5pt" officeooo:rsid="002a0199"/>
    </style:style>
    <style:style style:name="T26" style:family="text">
      <style:text-properties fo:font-size="10.5pt" officeooo:rsid="00311e4e"/>
    </style:style>
    <style:style style:name="T27" style:family="text">
      <style:text-properties style:font-size-asian="10.5pt"/>
    </style:style>
    <style:style style:name="T28" style:family="text">
      <style:text-properties officeooo:rsid="000e9738" style:font-size-asian="10.5pt"/>
    </style:style>
    <style:style style:name="T29" style:family="text">
      <style:text-properties officeooo:rsid="002342b2" style:font-size-asian="10.5pt"/>
    </style:style>
    <style:style style:name="T30" style:family="text">
      <style:text-properties officeooo:rsid="002d5937" style:font-size-asian="10.5pt"/>
    </style:style>
    <style:style style:name="T31" style:family="text">
      <style:text-properties officeooo:rsid="00312ea9" style:font-size-asian="10.5pt"/>
    </style:style>
    <style:style style:name="T32" style:family="text">
      <style:text-properties style:font-name="Microsoft YaHei" fo:font-size="10.5pt" fo:font-style="normal" fo:font-weight="normal"/>
    </style:style>
    <style:style style:name="T33" style:family="text">
      <style:text-properties style:font-name="Microsoft YaHei" fo:font-size="10.5pt" fo:font-style="normal" fo:font-weight="normal" officeooo:rsid="000be1ba"/>
    </style:style>
    <style:style style:name="T34" style:family="text">
      <style:text-properties style:font-name="Microsoft YaHei" fo:font-size="10.5pt" fo:font-style="normal" fo:font-weight="normal" style:font-name-asian="Microsoft YaHei" style:font-size-asian="10.5pt" style:font-style-asian="normal" style:font-weight-asian="normal"/>
    </style:style>
    <style:style style:name="T35" style:family="text">
      <style:text-properties style:font-name="Microsoft YaHei" fo:font-size="10.5pt" fo:font-style="normal" fo:font-weight="normal" officeooo:rsid="000be1ba" style:font-name-asian="Microsoft YaHei" style:font-size-asian="10.5pt" style:font-style-asian="normal" style:font-weight-asian="normal"/>
    </style:style>
    <style:style style:name="T36" style:family="text">
      <style:text-properties style:font-name="Microsoft YaHei" fo:font-size="10.5pt" fo:font-style="normal" fo:font-weight="normal" officeooo:rsid="000d59d6" style:font-name-asian="Microsoft YaHei" style:font-size-asian="10.5pt" style:font-style-asian="normal" style:font-weight-asian="normal"/>
    </style:style>
    <style:style style:name="T37" style:family="text">
      <style:text-properties style:font-name="Microsoft YaHei" fo:font-size="10.5pt" fo:font-style="normal" fo:font-weight="normal" officeooo:rsid="0010acb8" style:font-name-asian="Microsoft YaHei" style:font-size-asian="10.5pt" style:font-style-asian="normal" style:font-weight-asian="normal"/>
    </style:style>
    <style:style style:name="T38" style:family="text">
      <style:text-properties style:font-name-asian="Microsoft YaHei" style:font-size-asian="10.5pt" style:font-style-asian="normal" style:font-weight-asian="normal"/>
    </style:style>
    <style:style style:name="T39" style:family="text">
      <style:text-properties officeooo:rsid="000be1ba" style:font-name-asian="Microsoft YaHei" style:font-size-asian="10.5pt" style:font-style-asian="normal" style:font-weight-asian="normal"/>
    </style:style>
    <style:style style:name="T40" style:family="text">
      <style:text-properties officeooo:rsid="000d59d6" style:font-name-asian="Microsoft YaHei" style:font-size-asian="10.5pt" style:font-style-asian="normal" style:font-weight-asian="normal"/>
    </style:style>
    <style:style style:name="T41" style:family="text">
      <style:text-properties officeooo:rsid="000fba5f"/>
    </style:style>
    <style:style style:name="T42" style:family="text">
      <style:text-properties officeooo:rsid="000fcb0b"/>
    </style:style>
    <style:style style:name="T43" style:family="text">
      <style:text-properties officeooo:rsid="0010aa69"/>
    </style:style>
    <style:style style:name="T44" style:family="text">
      <style:text-properties officeooo:rsid="0012f08f"/>
    </style:style>
    <style:style style:name="T45" style:family="text">
      <style:text-properties officeooo:rsid="00157d2d"/>
    </style:style>
    <style:style style:name="T46" style:family="text">
      <style:text-properties officeooo:rsid="00233f8f"/>
    </style:style>
    <style:style style:name="T47" style:family="text">
      <style:text-properties fo:color="#800000"/>
    </style:style>
    <style:style style:name="T48" style:family="text">
      <style:text-properties fo:color="#800000" officeooo:rsid="00157d2d"/>
    </style:style>
    <style:style style:name="T49" style:family="text">
      <style:text-properties officeooo:rsid="00159355"/>
    </style:style>
    <style:style style:name="T50" style:family="text">
      <style:text-properties fo:color="#ce181e" fo:font-size="10.5pt" fo:font-weight="bold" style:font-size-asian="10.5pt"/>
    </style:style>
    <style:style style:name="T51" style:family="text">
      <style:text-properties fo:color="#ce181e" fo:font-size="10.5pt" fo:font-weight="bold" officeooo:rsid="001ab18b" style:font-size-asian="10.5pt"/>
    </style:style>
    <style:style style:name="T52" style:family="text">
      <style:text-properties officeooo:rsid="001ab18b"/>
    </style:style>
    <style:style style:name="T53" style:family="text">
      <style:text-properties officeooo:rsid="0013fef0"/>
    </style:style>
    <style:style style:name="T54" style:family="text">
      <style:text-properties officeooo:rsid="0018db4d"/>
    </style:style>
    <style:style style:name="T55" style:family="text">
      <style:text-properties fo:color="#000000"/>
    </style:style>
    <style:style style:name="T56" style:family="text">
      <style:text-properties fo:color="#000000" fo:font-size="10.5pt" officeooo:rsid="0018db4d" style:font-size-asian="10.5pt"/>
    </style:style>
    <style:style style:name="T57" style:family="text">
      <style:text-properties fo:color="#000000" officeooo:rsid="00157d2d"/>
    </style:style>
    <style:style style:name="T58" style:family="text">
      <style:text-properties fo:color="#000000" officeooo:rsid="002b97f3"/>
    </style:style>
    <style:style style:name="T59" style:family="text">
      <style:text-properties fo:color="#000000" officeooo:rsid="00234777"/>
    </style:style>
    <style:style style:name="T60" style:family="text">
      <style:text-properties fo:color="#000000" officeooo:rsid="002d5937"/>
    </style:style>
    <style:style style:name="T61" style:family="text">
      <style:text-properties fo:color="#000000" officeooo:rsid="001e3035"/>
    </style:style>
    <style:style style:name="T62" style:family="text">
      <style:text-properties fo:color="#000000" officeooo:rsid="00312ea9"/>
    </style:style>
    <style:style style:name="T63" style:family="text">
      <style:text-properties officeooo:rsid="001e3035"/>
    </style:style>
    <style:style style:name="T64" style:family="text">
      <style:text-properties officeooo:rsid="001fc45e"/>
    </style:style>
    <style:style style:name="T65" style:family="text">
      <style:text-properties officeooo:rsid="002171d9"/>
    </style:style>
    <style:style style:name="T66" style:family="text">
      <style:text-properties officeooo:rsid="00223db7"/>
    </style:style>
    <style:style style:name="T67" style:family="text">
      <style:text-properties officeooo:rsid="00225874"/>
    </style:style>
    <style:style style:name="T68" style:family="text">
      <style:text-properties officeooo:rsid="002342b2"/>
    </style:style>
    <style:style style:name="T69" style:family="text">
      <style:text-properties officeooo:rsid="0024870d"/>
    </style:style>
    <style:style style:name="T70" style:family="text">
      <style:text-properties fo:font-size="12pt" fo:font-weight="normal" officeooo:rsid="0024870d" style:font-size-asian="12pt" style:font-weight-asian="normal" style:font-size-complex="12pt" style:font-weight-complex="normal"/>
    </style:style>
    <style:style style:name="T71" style:family="text">
      <style:text-properties officeooo:rsid="00189ce9"/>
    </style:style>
    <style:style style:name="T72" style:family="text">
      <style:text-properties officeooo:rsid="0010acb8"/>
    </style:style>
    <style:style style:name="T73" style:family="text">
      <style:text-properties officeooo:rsid="0010f43d"/>
    </style:style>
    <style:style style:name="T74" style:family="text">
      <style:text-properties officeooo:rsid="000d6fbd"/>
    </style:style>
    <style:style style:name="T75" style:family="text">
      <style:text-properties officeooo:rsid="0011d01d"/>
    </style:style>
    <style:style style:name="T76" style:family="text">
      <style:text-properties officeooo:rsid="001387d4"/>
    </style:style>
    <style:style style:name="T77" style:family="text">
      <style:text-properties officeooo:rsid="00151f68"/>
    </style:style>
    <style:style style:name="T78" style:family="text">
      <style:text-properties fo:color="#ff0000" officeooo:rsid="002497b0"/>
    </style:style>
    <style:style style:name="T79" style:family="text">
      <style:text-properties fo:font-size="14pt" fo:font-weight="bold" style:font-size-asian="14pt" style:font-weight-asian="bold" style:font-size-complex="14pt" style:font-weight-complex="bold"/>
    </style:style>
    <style:style style:name="T80" style:family="text">
      <style:text-properties officeooo:rsid="001117a3"/>
    </style:style>
    <style:style style:name="T81" style:family="text">
      <style:text-properties officeooo:rsid="002943f7"/>
    </style:style>
    <style:style style:name="T82" style:family="text">
      <style:text-properties officeooo:rsid="0011d2c5"/>
    </style:style>
    <style:style style:name="T83" style:family="text">
      <style:text-properties officeooo:rsid="00121af6"/>
    </style:style>
    <style:style style:name="T84" style:family="text">
      <style:text-properties officeooo:rsid="0012722f"/>
    </style:style>
    <style:style style:name="T85" style:family="text">
      <style:text-properties officeooo:rsid="0013db09"/>
    </style:style>
    <style:style style:name="T86" style:family="text">
      <style:text-properties officeooo:rsid="0020b504"/>
    </style:style>
    <style:style style:name="T87" style:family="text">
      <style:text-properties officeooo:rsid="002a0199"/>
    </style:style>
    <style:style style:name="T88" style:family="text">
      <style:text-properties officeooo:rsid="002b97f3"/>
    </style:style>
    <style:style style:name="T89" style:family="text">
      <style:text-properties officeooo:rsid="002d5937"/>
    </style:style>
    <style:style style:name="T90" style:family="text">
      <style:text-properties officeooo:rsid="00311e4e"/>
    </style:style>
    <style:style style:name="T91" style:family="text">
      <style:text-properties officeooo:rsid="00312e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愿景文档</text:p>
      <text:p text:style-name="P7"/>
      <text:p text:style-name="P7"><office:annotation><dc:date>2017-12-02T16:21:26.765257678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7-12-02T16:21:26.817945107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7-12-02T16:21:26.818168434</dc:date><text:p>&lt;!--StartFragment--&gt;</text:p></office:annotation>一、介绍</text:p>
      <text:p text:style-name="P9"><text:span text:style-name="T1">1</text:span><text:span text:style-name="T27">、愿景文档的目的</text:span></text:p>
      <text:p text:style-name="P1">获取用户的需要、系统的特性以及项目的其他需求。以一种简洁、抽象、可读和可管理的方式从所有重要的角度表述了产品的方方面面。有助于确保所有项目成员朝着同一个目标工作。</text:p>
      <text:p text:style-name="P9"><text:span text:style-name="T1">2</text:span><text:span text:style-name="T27">、产品综述</text:span></text:p>
      <text:p text:style-name="P2">以歌单为核心的组织方式强化用户UGC<text:span text:style-name="T52">(用户原创内容)</text:span>社交属性，以用户为中心的音乐生态圈。</text:p>
      <text:p text:style-name="P9"><text:span text:style-name="T1">3</text:span><text:span text:style-name="T27">、参考</text:span></text:p>
      <text:p text:style-name="P1">涉众分析文档，项目概览文档。</text:p>
      <text:p text:style-name="P8">二、用户描述</text:p>
      <text:p text:style-name="P9"><text:span text:style-name="T1">1</text:span><text:span text:style-name="T27">、产品涉众和产品用户（详细举例）</text:span></text:p>
      <text:p text:style-name="P1">如热爱音乐和潮流，有个性口味和方向的时尚人群;工作压力大，需要更多的消遣和心灵慰藉的IT从业者;希望作品得到发现和传播的独立音乐人;想要扩大知名度，提高收入的唱片公司……</text:p>
      <text:p text:style-name="P9"><text:span text:style-name="T1">2</text:span><text:span text:style-name="T27">、关键涉众和用户需要</text:span></text:p>
      <text:p text:style-name="P39"><text:span text:style-name="T2">· </text:span><text:span text:style-name="T4">找到喜欢的音乐。</text:span></text:p>
      <text:p text:style-name="P39"><text:span text:style-name="T2">· </text:span><text:span text:style-name="T3">基于音乐</text:span><text:span text:style-name="T4">的互动，寻求志同道合小伙伴。</text:span></text:p>
      <text:p text:style-name="P39"><text:span text:style-name="T2">· </text:span><text:span text:style-name="T7">让自己的音乐广为人知。</text:span></text:p>
      <text:p text:style-name="P40">· 希望有偿共享原创音乐。</text:p>
      <text:p text:style-name="P39"><text:span text:style-name="T1">3</text:span><text:span text:style-name="T27">、用户环境</text:span></text:p>
      <text:p text:style-name="P39"><text:span text:style-name="T1">android</text:span><text:span text:style-name="T27">系统，在线听歌需联网。</text:span></text:p>
      <text:p text:style-name="P4">三、产品概述</text:p>
      <text:p text:style-name="P9"><text:span text:style-name="T1">1</text:span><text:span text:style-name="T27">、产品定位陈述</text:span></text:p>
      <text:p text:style-name="Horizontal_20_Line"/>
      <text:p text:style-name="P9"><text:span text:style-name="T1">For <text:s text:c="20"/></text:span><text:span text:style-name="T21">15-30年轻听歌用户</text:span></text:p>
      <text:p text:style-name="P9">——————————————————————————————————————</text:p>
      <text:p text:style-name="P9"><text:span text:style-name="T1">Who <text:s text:c="18"/></text:span><text:span text:style-name="T10">热爱音乐</text:span><text:span text:style-name="T16">，对音乐有较高需求</text:span></text:p>
      <text:p text:style-name="P9"><text:span text:style-name="T1">The <text:s text:c="20"/></text:span><text:span text:style-name="T10">氢音乐</text:span><text:span text:style-name="T16">是一个以用户为中心的音乐生态圈</text:span></text:p>
      <text:p text:style-name="P9"><text:soft-page-break/><text:span text:style-name="T1">That <text:s text:c="19"/></text:span><text:span text:style-name="T10">更快的发现喜欢的音乐并分享，提升音乐审美，增强用户之间互动</text:span></text:p>
      <text:p text:style-name="P11"><text:span text:style-name="T1">Ulike <text:s text:c="18"/></text:span><text:span text:style-name="T10">传统</text:span><text:span text:style-name="T17">的</text:span><text:span text:style-name="T10">专辑、歌手的分类组织方方式</text:span></text:p>
      <text:p text:style-name="P9"><text:span text:style-name="T1">Out product <text:s text:c="8"/></text:span><text:span text:style-name="T10">以UGC用户创建的歌单为线索，形成以歌单为核心的组织方式，使歌单、 DJ电台、推荐成 <text:s text:c="40"/>为用户发现音乐的核心线索</text:span></text:p>
      <text:p text:style-name="P9">——————————————————————————————————————</text:p>
      <text:p text:style-name="P9"><text:span text:style-name="T1">2</text:span><text:span text:style-name="T27">、功能总结</text:span></text:p>
      <text:p text:style-name="P9"><text:span text:style-name="T2">· </text:span><text:span text:style-name="T3">发现音乐</text:span><text:span text:style-name="T5">：推荐（热门、个性化、最新推荐），歌单，主播电台，排行榜（官方榜、全球榜、用户榜）。</text:span></text:p>
      <text:p text:style-name="P9"><text:span text:style-name="T2">· </text:span><text:span text:style-name="T3">我的音乐</text:span><text:span text:style-name="T5">：下载音乐</text:span><text:span text:style-name="T6">、最近播放、我的歌手、我的电台、我创建的歌单、我收藏的音乐、歌单导入。</text:span></text:p>
      <text:p text:style-name="P9"><text:span text:style-name="T2">· </text:span><text:span text:style-name="T3">朋友</text:span><text:span text:style-name="T6">：关注（查看、点赞、评论、转发、@互动），附近，添加关注。</text:span></text:p>
      <text:p text:style-name="P9"><text:span text:style-name="T2">· </text:span><text:span text:style-name="T3">帐号</text:span><text:span text:style-name="T6">：所有数据和相关设置的管理。</text:span></text:p>
      <text:p text:style-name="P9"><text:span text:style-name="T2">· </text:span><text:span text:style-name="T50">音乐</text:span><text:span text:style-name="T51">人申请...</text:span></text:p>
      <text:p text:style-name="P1"/>
      <text:p text:style-name="P35"><text:span text:style-name="T70">3.涉众需求</text:span><text:span text:style-name="T79">：</text:span></text:p>
      <text:p text:style-name="P36">1找歌、2听歌、3下歌、4看mv、5下mv、6看线上演唱会、7听其他形式音频、8分享歌曲或mv之类的、9看音乐资讯（视频、文字图片、专栏）<text:span text:style-name="T71">、22唱歌。</text:span></text:p>
      <text:p text:style-name="P34"><text:span text:style-name="T67">10</text:span>购买音乐周边、<text:span text:style-name="T67">11</text:span>剪辑音乐、<text:span text:style-name="T67">12</text:span>查看其他用户资料（听歌记录等）、<text:span text:style-name="T67">13</text:span>个人设置、<text:span text:style-name="T67">14</text:span>社交（发表看法、发动态<text:span text:style-name="T65">、发布音乐资讯</text:span>…<text:span text:style-name="T64">.）</text:span></text:p>
      <text:p text:style-name="P34"><text:span text:style-name="T67">15</text:span>涨粉</text:p>
      <text:p text:style-name="P33"><text:span text:style-name="T67">16</text:span>新歌<text:span text:style-name="T66">能被更多人听到、17查看发布歌曲相关数据、21盈利</text:span></text:p>
      <text:p text:style-name="P3">18盈利、19扩大用户数量、20得到用户反馈数据</text:p>
      <text:p text:style-name="P3"/>
      <text:p text:style-name="P75"><text:span text:style-name="T81">23</text:span>产品符合设计标准<text:span text:style-name="T80">，在同类产品中具有较强竞争力</text:span></text:p>
      <text:p text:style-name="P76"><text:span text:style-name="T81">24</text:span>最好<text:span text:style-name="T82">有一些个性化功能</text:span></text:p>
      <text:p text:style-name="P76"><text:span text:style-name="T81">25</text:span>音乐<text:span text:style-name="T83">人之间有一个比较公平的竞争环境</text:span></text:p>
      <text:p text:style-name="P77">26为音乐<text:span text:style-name="T83">人创造一个良好环境</text:span></text:p>
      <text:p text:style-name="P77"><text:span text:style-name="T91">27</text:span>尽快获得最新内容<text:span text:style-name="T84">，更新内容操作方便。</text:span></text:p>
      <text:p text:style-name="P77"><text:span text:style-name="T91">28</text:span>软件<text:span text:style-name="T85">尽可能少的产生纠纷且经济效益高</text:span></text:p>
      <text:p text:style-name="P77"><text:span text:style-name="T91">29</text:span>广告展示位置显眼<text:span text:style-name="T85">，展示方法丰富。</text:span></text:p>
      <text:p text:style-name="P78"><text:span text:style-name="T91">30</text:span>氢音乐用户举报功能以及内容分类</text:p>
      <text:p text:style-name="P78"><text:soft-page-break/><text:span text:style-name="T91">31</text:span>支付界面醒目</text:p>
      <text:p text:style-name="P78"><text:span text:style-name="T91">32</text:span>得到<text:span text:style-name="T86">该唱片数据反馈已及粉丝动向</text:span></text:p>
      <text:p text:style-name="P78"><text:span text:style-name="T91">33</text:span>产品不要反复地大的修改</text:p>
      <text:p text:style-name="P78"/>
      <text:p text:style-name="P37">其实需求不仅仅<text:span text:style-name="T69">是从用户这种涉众得来，还有别的涉众也有需求，所以需求&gt;用户类型的需求，应该再加一点</text:span></text:p>
      <text:p text:style-name="P37"/>
      <text:p text:style-name="P89">4.客户利益 <text:s/>//<text:span text:style-name="T78">待整理</text:span></text:p>
      <text:p text:style-name="P1">客户利益<text:span text:style-name="T44">（需求）</text:span> <text:s text:c="100"/>支持特性</text:p>
      <text:p text:style-name="P9">————————————————————————————————————————————</text:p>
      <text:p text:style-name="P9"><text:span text:style-name="T1">1</text:span><text:span text:style-name="T9">.找</text:span><text:span text:style-name="T25">到喜欢的</text:span><text:span text:style-name="T9">歌方便（接触到未听过的新歌）</text:span><text:span text:style-name="T27"> <text:s text:c="56"/></text:span><text:span text:style-name="T1">1.</text:span><text:span text:style-name="T10">个性化推荐单曲</text:span></text:p>
      <text:p text:style-name="P10"><text:span text:style-name="T10">1</text:span><text:span text:style-name="T11">.找歌方便（接触到未听过的新歌）</text:span><text:span text:style-name="T27"> <text:s text:c="10"/><text:tab/><text:tab/><text:tab/><text:tab/><text:tab/><text:tab/></text:span><text:span text:style-name="T1">2.</text:span><text:span text:style-name="T10">个性化推荐歌单</text:span></text:p>
      <text:p text:style-name="P10"><text:span text:style-name="T26">1</text:span><text:span text:style-name="T1">.</text:span><text:span text:style-name="T9">找歌方便（接触到未听过的新歌）</text:span><text:span text:style-name="T27"><text:tab/><text:tab/><text:tab/><text:tab/><text:tab/><text:tab/><text:tab/><text:tab/></text:span><text:span text:style-name="T1">3.</text:span><text:span text:style-name="T10">热门推荐歌单</text:span></text:p>
      <text:p text:style-name="P10"><text:span text:style-name="T26">1</text:span><text:span text:style-name="T1">.</text:span><text:span text:style-name="T9">找歌方便（接触到未听过的新歌）</text:span><text:span text:style-name="T27"><text:tab/><text:tab/><text:tab/><text:tab/><text:tab/><text:tab/><text:tab/> <text:s text:c="6"/></text:span><text:span text:style-name="T1">4.</text:span><text:span text:style-name="T10">歌曲排行榜</text:span></text:p>
      <text:p text:style-name="P10"><text:span text:style-name="T26">1</text:span><text:span text:style-name="T1">.</text:span><text:span text:style-name="T9">找歌方便（接触到未听过的新歌）</text:span><text:span text:style-name="T27"><text:tab/><text:tab/><text:tab/><text:tab/><text:tab/><text:tab/><text:tab/><text:tab/></text:span><text:span text:style-name="T1">5.</text:span><text:span text:style-name="T10">私人</text:span><text:span text:style-name="T11">FM</text:span></text:p>
      <text:p text:style-name="P10"><text:span text:style-name="T26">1</text:span><text:span text:style-name="T1">.</text:span><text:span text:style-name="T9">找歌方便（接触到未听过的新歌）</text:span><text:span text:style-name="T27"><text:tab/><text:tab/><text:tab/><text:tab/><text:tab/> <text:s text:c="20"/></text:span><text:span text:style-name="T1">6.</text:span><text:span text:style-name="T11">新碟上架</text:span></text:p>
      <text:p text:style-name="P10"><text:span text:style-name="T26">1</text:span><text:span text:style-name="T1">.</text:span><text:span text:style-name="T9">找歌方便（接触到未听过的新歌）</text:span><text:span text:style-name="T10"><text:tab/></text:span><text:span text:style-name="T27"><text:tab/><text:tab/><text:tab/><text:tab/><text:tab/> <text:s text:c="13"/></text:span><text:span text:style-name="T1">7.</text:span><text:span text:style-name="T10">首页单曲滚动</text:span></text:p>
      <text:p text:style-name="P10"><text:span text:style-name="T10">1</text:span><text:span text:style-name="T11">.找歌方便（接触到未听过的新歌）</text:span><text:span text:style-name="T27"><text:tab/><text:tab/><text:tab/><text:tab/><text:tab/><text:tab/><text:tab/> <text:s text:c="6"/></text:span><text:span text:style-name="T1">8.</text:span><text:span text:style-name="T10">搜索</text:span><text:span text:style-name="T11">处可见最热搜索</text:span></text:p>
      <text:p text:style-name="P16">1.找歌方便（接触到未听过的新歌）<text:tab/><text:tab/><text:tab/><text:tab/><text:tab/> <text:s text:c="3"/>9.搜索可通过歌手，专辑，单曲名称，用户名称</text:p>
      <text:p text:style-name="P17">1.找歌方便（接触到未听过的新歌）<text:tab/><text:tab/><text:tab/><text:tab/><text:tab/> <text:s text:c="3"/><text:span text:style-name="T68">10.可分类搜索（对歌单、歌手、歌曲风格）</text:span></text:p>
      <text:p text:style-name="P18">1.找歌方便（接触到未听过的新歌）<text:tab/><text:tab/><text:tab/><text:tab/><text:tab/> <text:s text:c="4"/><text:span text:style-name="T68">11</text:span>.关注音乐人发布新歌时会被私信</text:p>
      <text:p text:style-name="P18">1.找歌方便（接触到未听过的新歌）<text:tab/><text:tab/><text:tab/><text:tab/><text:tab/> <text:s text:c="4"/><text:span text:style-name="T68">12</text:span>.听歌<text:span text:style-name="T49">时推荐相似歌曲</text:span></text:p>
      <text:p text:style-name="P18">1.找歌方便（接触到未听过的新歌）<text:tab/><text:tab/><text:tab/><text:tab/><text:tab/> <text:s text:c="4"/><text:span text:style-name="T68">13</text:span>.通过听歌识曲搜索</text:p>
      <text:p text:style-name="P12"><text:span text:style-name="T9">2</text:span><text:span text:style-name="T1">.</text:span><text:span text:style-name="T19">能够方便的管理自己的歌曲</text:span><text:span text:style-name="T27"><text:tab/><text:tab/><text:tab/><text:tab/><text:tab/><text:tab/> <text:s text:c="4"/></text:span><text:span text:style-name="T29">14</text:span><text:span text:style-name="T1">.</text:span><text:span text:style-name="T10">喜欢</text:span><text:span text:style-name="T11">的歌自动作为一个歌单</text:span></text:p>
      <text:p text:style-name="P19">2.<text:span text:style-name="T54">能够方便的管理自己的歌曲 <text:s text:c="2"/></text:span><text:s text:c="28"/><text:tab/> <text:s text:c="13"/><text:span text:style-name="T68">15</text:span>.新建歌单（将不同歌曲收录在不同歌单里）</text:p>
      <text:p text:style-name="P19"><text:span text:style-name="T63">3</text:span>.听歌方便（听所有的歌曲） <text:s text:c="27"/><text:tab/> <text:s text:c="21"/><text:span text:style-name="T68">16</text:span>.可以收藏别人的歌单</text:p>
      <text:p text:style-name="P19"><text:span text:style-name="T63">3</text:span>.听歌方便（听所有的歌曲） <text:s text:c="27"/><text:tab/> <text:s text:c="21"/><text:span text:style-name="T68">17</text:span>.最近听的10首歌曲会缓存</text:p>
      <text:p text:style-name="P19"><text:span text:style-name="T63">3</text:span>.听歌方便（听所有的歌曲） <text:s text:c="27"/><text:tab/> <text:s text:c="21"/><text:span text:style-name="T68">18</text:span>.提供歌曲下载功能</text:p>
      <text:p text:style-name="P17"><text:span text:style-name="T63">3</text:span>.听歌舒服（听所有的歌曲） <text:s text:c="27"/><text:tab/> <text:s text:c="22"/><text:span text:style-name="T68">1</text:span>9. 播放器支持多种音频格式<text:span text:style-name="T45">（我们要做？）</text:span></text:p>
      <text:p text:style-name="P19"><text:soft-page-break/><text:span text:style-name="T63">3</text:span>.听歌舒服（听所有的歌曲） <text:s text:c="27"/><text:tab/> <text:s text:c="22"/><text:span text:style-name="T68">20</text:span>. 自定义<text:span text:style-name="T54">选择播放顺序。</text:span></text:p>
      <text:p text:style-name="P19"><text:span text:style-name="T63">3</text:span>.听歌舒服（听所有的歌曲） <text:s text:c="27"/><text:tab/> <text:s text:c="22"/><text:span text:style-name="T68">21</text:span>. <text:span text:style-name="T54">自定义播放时间。</text:span></text:p>
      <text:p text:style-name="P19"><text:span text:style-name="T63">3</text:span>.听歌舒服（听所有的歌曲） <text:s text:c="27"/><text:tab/> <text:s text:c="22"/><text:span text:style-name="T68">22</text:span>. 播放器支持多种音<text:span text:style-name="T45">效？？？</text:span></text:p>
      <text:p text:style-name="P19"><text:span text:style-name="T63">3</text:span>.听歌舒服（听所有的歌曲） <text:s text:c="27"/><text:tab/> <text:s text:c="22"/><text:span text:style-name="T68">23</text:span>. 展示歌手<text:span text:style-name="T45">或专辑的艺术照封面？</text:span></text:p>
      <text:p text:style-name="P19"><text:span text:style-name="T63">3</text:span>.听歌舒服（听所有的歌曲） <text:s text:c="27"/><text:tab/> <text:s text:c="22"/><text:span text:style-name="T68">24</text:span>. 桌面显示歌词</text:p>
      <text:p text:style-name="P26"><text:span text:style-name="T63">3</text:span>.<text:span text:style-name="T44">听歌舒服（听所有的歌曲） <text:s text:c="2"/></text:span><text:s text:c="49"/><text:span text:style-name="T68">25</text:span>.<text:span text:style-name="T45">查看相应歌曲mv 9 </text:span></text:p>
      <text:p text:style-name="P19"><text:span text:style-name="T63">3</text:span>.听歌舒服（听所有的歌曲） <text:s text:c="27"/><text:tab/> <text:s text:c="22"/><text:span text:style-name="T68">26</text:span>. <text:span text:style-name="T54">能够看到歌曲的详细信息。</text:span></text:p>
      <text:p text:style-name="P21"><text:span text:style-name="T63">3.听歌舒服（听所有的歌曲） <text:s text:c="27"/><text:tab/> <text:s text:c="22"/>27. </text:span>摇一摇切歌</text:p>
      <text:p text:style-name="P21"><text:span text:style-name="T63">3.听歌舒服（听所有的歌曲） <text:s/></text:span><text:s text:c="50"/><text:span text:style-name="T91">28.</text:span><text:span text:style-name="T55">对于用户不会的语言、歌词提供音译以及翻译。</text:span><text:span text:style-name="T59">？？没有歌词补充歌词</text:span><text:span text:style-name="T55"> <text:s/></text:span><text:span text:style-name="T60">，用户可自主上传歌词</text:span><text:span text:style-name="T55"> <text:s text:c="22"/></text:span></text:p>
      <text:p text:style-name="P28"><text:span text:style-name="T22">4</text:span><text:span text:style-name="T10">.想涨粉 <text:s text:c="66"/><text:tab/> <text:s text:c="14"/></text:span><text:span text:style-name="T20">2</text:span><text:span text:style-name="T23">9</text:span><text:span text:style-name="T10">.提供歌曲下载功能</text:span><text:span text:style-name="T12">视频投稿、动态发布视频</text:span></text:p>
      <text:p text:style-name="P22"><text:span text:style-name="T90">4</text:span>.想涨粉 <text:s text:c="66"/><text:tab/> <text:s text:c="14"/><text:span text:style-name="T91">30</text:span>.视频投稿、动态发布视频</text:p>
      <text:p text:style-name="P29"><text:span text:style-name="T22">4</text:span><text:span text:style-name="T12">.想涨粉 <text:s text:c="66"/><text:tab/> <text:s text:c="14"/></text:span><text:span text:style-name="T20">3</text:span><text:span text:style-name="T23">1</text:span><text:span text:style-name="T12">.发布歌单</text:span><text:span text:style-name="T14">到社区</text:span></text:p>
      <text:p text:style-name="P29"><text:span text:style-name="T22">5</text:span><text:span text:style-name="T13">.想盈利</text:span><text:span text:style-name="T10"> <text:s text:c="63"/><text:tab/> <text:s text:c="22"/></text:span><text:span text:style-name="T20">3</text:span><text:span text:style-name="T23">2</text:span><text:span text:style-name="T20">.</text:span><text:span text:style-name="T15">.普通会员购买成为vip用户</text:span></text:p>
      <text:p text:style-name="P30"><text:span text:style-name="T22">5</text:span><text:span text:style-name="T13">.想盈利</text:span><text:span text:style-name="T15"> <text:s text:c="63"/><text:tab/> <text:s text:c="22"/></text:span><text:span text:style-name="T20">3</text:span><text:span text:style-name="T23">3</text:span><text:span text:style-name="T20">.</text:span><text:span text:style-name="T15">.售卖数字专辑</text:span></text:p>
      <text:p text:style-name="P30"><text:span text:style-name="T22">5</text:span><text:span text:style-name="T13">.想盈利</text:span><text:span text:style-name="T15"> <text:s text:c="63"/><text:tab/> <text:s text:c="22"/></text:span><text:span text:style-name="T20">3</text:span><text:span text:style-name="T23">4</text:span><text:span text:style-name="T20">.</text:span><text:span text:style-name="T15">.音乐人开通赞赏</text:span></text:p>
      <text:p text:style-name="P30"><text:span text:style-name="T22">5</text:span><text:span text:style-name="T13">.想盈利</text:span><text:span text:style-name="T15"> <text:s text:c="63"/><text:tab/> <text:s text:c="22"/></text:span><text:span text:style-name="T20">3</text:span><text:span text:style-name="T23">5</text:span><text:span text:style-name="T20">.</text:span><text:span text:style-name="T15">.售卖周边</text:span></text:p>
      <text:p text:style-name="P30"><text:span text:style-name="T22">5</text:span><text:span text:style-name="T13">.想盈利</text:span><text:span text:style-name="T15"> <text:s text:c="63"/><text:tab/> <text:s text:c="18"/></text:span><text:span text:style-name="T20">3</text:span><text:span text:style-name="T23">6</text:span><text:span text:style-name="T15">.广告位（热门搜索、热门推荐？评论区广告？）</text:span></text:p>
      <text:p text:style-name="P25"><text:span text:style-name="T91">6</text:span>.歌曲能被推广 <text:s text:c="4"/><text:span text:style-name="T53"><text:s text:c="47"/><text:tab/> <text:s text:c="20"/>37.歌曲能被收纳在首页歌单里、每日推荐里</text:span></text:p>
      <text:p text:style-name="P31"><text:span text:style-name="T23">7</text:span><text:span text:style-name="T13">.管理个人数据</text:span><text:span text:style-name="T10"> </text:span><text:span text:style-name="T15"><text:s text:c="47"/><text:tab/> <text:s text:c="20"/></text:span><text:span text:style-name="T20">3</text:span><text:span text:style-name="T23">8</text:span><text:span text:style-name="T15">.查看自己发布</text:span><text:span text:style-name="T18">的歌曲的被听次数，被分享次数</text:span></text:p>
      <text:p text:style-name="P31"><text:span text:style-name="T23">7</text:span><text:span text:style-name="T13">.管理个人数据</text:span><text:span text:style-name="T18"> </text:span><text:span text:style-name="T15"><text:s text:c="47"/><text:tab/> <text:s text:c="20"/></text:span><text:span text:style-name="T20">3</text:span><text:span text:style-name="T23">9</text:span><text:span text:style-name="T15">.查看自己</text:span><text:span text:style-name="T18">的评论，点赞的内容</text:span></text:p>
      <text:p text:style-name="P31"><text:span text:style-name="T23">7</text:span><text:span text:style-name="T13">.管理个人数据</text:span><text:span text:style-name="T18"> </text:span><text:span text:style-name="T15"><text:s text:c="47"/><text:tab/> <text:s text:c="20"/></text:span><text:span text:style-name="T23">40</text:span><text:span text:style-name="T15">.</text:span><text:span text:style-name="T18">在听歌排行里</text:span><text:span text:style-name="T15">查看</text:span><text:span text:style-name="T19">听歌记录</text:span><text:span text:style-name="T18">，听歌数量</text:span></text:p>
      <text:p text:style-name="P32"><text:span text:style-name="T23">7</text:span><text:span text:style-name="T13">.管理个人数据</text:span><text:span text:style-name="T18"> </text:span><text:span text:style-name="T15"><text:s text:c="47"/><text:tab/> <text:s text:c="20"/></text:span><text:span text:style-name="T20">4</text:span><text:span text:style-name="T23">1</text:span><text:span text:style-name="T15">.</text:span><text:span text:style-name="T56">能够自定义主题或者背景等。</text:span></text:p>
      <text:p text:style-name="P24"><text:span text:style-name="T91">8</text:span>.唱歌<text:span text:style-name="T53"> <text:s text:c="51"/><text:tab/> <text:s text:c="36"/>42.k歌</text:span></text:p>
      <text:p text:style-name="P26"><text:span text:style-name="T91">9</text:span>.听其他形式音频 <text:s text:c="85"/><text:span text:style-name="T68">43</text:span>.<text:span text:style-name="T87">听电台、听书</text:span></text:p>
      <text:p text:style-name="P23"><text:span text:style-name="T91">10</text:span>.能够分享给好友或社交平台 <text:s text:c="62"/><text:span text:style-name="T88">44.分享音乐、歌单、活动等。站内分享为私信链接，站外分享是链接</text:span></text:p>
      <text:p text:style-name="P20"><text:span text:style-name="T91">11</text:span>.将好听的歌曲设为自己的铃声<text:span text:style-name="T46">？？ <text:s text:c="48"/>45.剪辑音乐</text:span></text:p>
      <text:p text:style-name="P27">1<text:span text:style-name="T91">2</text:span><text:span text:style-name="T47">. </text:span><text:span text:style-name="T57">能够分享给好友或社交平台 </text:span><text:span text:style-name="T48"><text:s text:c="58"/></text:span><text:span text:style-name="T57"><text:s text:c="2"/></text:span><text:span text:style-name="T58">4</text:span><text:span text:style-name="T62">6</text:span><text:span text:style-name="T58">.歌词作为图片保存</text:span></text:p>
      <text:p text:style-name="P20"><text:span text:style-name="T63">13</text:span>.<text:span text:style-name="T55">社交 <text:s text:c="103"/></text:span><text:span text:style-name="T58">47.发表自己听歌过程中的感受（评论）</text:span></text:p>
      <text:p text:style-name="P21"><text:span text:style-name="T61">14</text:span><text:span text:style-name="T58">.社交 <text:s text:c="103"/>4</text:span><text:span text:style-name="T62">8</text:span><text:span text:style-name="T58">.</text:span><text:span text:style-name="T60">可对好友或长期访问的用户关注</text:span></text:p>
      <text:p text:style-name="P20"><text:span text:style-name="T63">15</text:span>.音乐闹钟 <text:s text:c="8"/></text:p>
      <text:p text:style-name="P41"><text:soft-page-break/><text:span text:style-name="T63">16</text:span>.可以看视频 <text:s text:c="93"/><text:span text:style-name="T89">49.mv、以及各种小视频分类</text:span></text:p>
      <text:p text:style-name="P41"/>
      <text:p text:style-name="P41"/>
      <text:p text:style-name="P42">1<text:span text:style-name="T91">7</text:span>.健康提醒（用户长时间听歌应该收到软件提醒）？？感觉鸡肋，他听久了耳朵不痛啊</text:p>
      <text:p text:style-name="P44"/>
      <text:p text:style-name="P9">————————————————————————————————————————————</text:p>
      <text:p text:style-name="P39"><text:span text:style-name="T1">4</text:span><text:span text:style-name="T27">、假设和从属关系 <text:s text:c="2"/></text:span></text:p>
      <text:p text:style-name="P43">需获得输入法支持</text:p>
      <text:p text:style-name="P39"><text:span text:style-name="T1">5</text:span><text:span text:style-name="T27">、其他选择和竞争</text:span></text:p>
      <text:p text:style-name="P39"><text:span text:style-name="T28">qq音乐</text:span><text:span text:style-name="T30">、虾米音乐、乐流</text:span><text:span text:style-name="T31">、5sing原创音乐</text:span></text:p>
      <text:p text:style-name="P9"/>
      <text:p text:style-name="P9"/>
      <text:p text:style-name="P4">四、特性属性</text:p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83">属性</text:p>
          </table:table-cell>
          <table:table-cell table:style-name="表格5.B1" office:value-type="string">
            <text:p text:style-name="P84">描述</text:p>
          </table:table-cell>
        </table:table-row>
        <table:table-row>
          <table:table-cell table:style-name="表格5.A2" office:value-type="string">
            <text:p text:style-name="P85">状态</text:p>
          </table:table-cell>
          <table:table-cell table:style-name="表格5.B2" office:value-type="string">
            <text:p text:style-name="P86">跟踪项目基线定义<text:span text:style-name="T42">及后续开发的过程。例如：建议的，批准的，收编的状态</text:span></text:p>
          </table:table-cell>
        </table:table-row>
        <table:table-row>
          <table:table-cell table:style-name="表格5.A2" office:value-type="string">
            <text:p text:style-name="P86">优先级</text:p>
          </table:table-cell>
          <table:table-cell table:style-name="表格5.B2" office:value-type="string">
            <text:p text:style-name="P86">用于范围管理<text:span text:style-name="T42">和确定开发优先级。所有特性并非平等的，根据特性的相对优先级把它们划分等级在客户、分析人员以及开发团队成员之间开始了一个对话。例如：紧急的、重要的、有用的等级。</text:span></text:p>
          </table:table-cell>
        </table:table-row>
        <table:table-row>
          <table:table-cell table:style-name="表格5.A2" office:value-type="string">
            <text:p text:style-name="P86">工作量</text:p>
          </table:table-cell>
          <table:table-cell table:style-name="表格5.B2" office:value-type="string">
            <text:p text:style-name="P86">有助于建立现实进度<text:span text:style-name="T42">、目标和开支。预测团队周或人周、代码行和功能点或一般的工作量等级等，有助于对在给定时间范围内能完成什么不能完成什么建立预期。例如工作量的高、中、低级。</text:span></text:p>
          </table:table-cell>
        </table:table-row>
        <table:table-row>
          <table:table-cell table:style-name="表格5.A2" office:value-type="string">
            <text:p text:style-name="P86">风险</text:p>
          </table:table-cell>
          <table:table-cell table:style-name="表格5.B2" office:value-type="string">
            <text:p text:style-name="P87">对特性导致不受欢迎事件的可能性的预测，如成本过高、进度延迟甚至项目被取消等。例如高、中、低风险等级。</text:p>
          </table:table-cell>
        </table:table-row>
        <table:table-row>
          <table:table-cell table:style-name="表格5.A2" office:value-type="string">
            <text:p text:style-name="P86">稳定性</text:p>
          </table:table-cell>
          <table:table-cell table:style-name="表格5.B2" office:value-type="string">
            <text:p text:style-name="P87">对特性出现变更或团队对特性理解出现变更的可能性，用于帮助建立开发优先级，以及确定哪些是需要继续启发的。</text:p>
          </table:table-cell>
        </table:table-row>
        <table:table-row>
          <table:table-cell table:style-name="表格5.A2" office:value-type="string">
            <text:p text:style-name="P86">分配<text:span text:style-name="T42">给</text:span></text:p>
          </table:table-cell>
          <table:table-cell table:style-name="表格5.B2" office:value-type="string">
            <text:p text:style-name="P86">指出<text:span text:style-name="T43">谁将负责特性，在很多项目中，将把特性分配给“特性团队”负责进一步启发、记录软件需求，甚至实现它们。</text:span></text:p>
          </table:table-cell>
        </table:table-row>
      </table:table>
      <text:p text:style-name="P4"/>
      <text:p text:style-name="P5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column table:style-name="表格6.E" table:number-columns-repeated="2"/>
        <table:table-column table:style-name="表格6.G"/>
        <table:table-row>
          <table:table-cell table:style-name="表格6.A1" office:value-type="string">
            <text:p text:style-name="P47">编号</text:p>
          </table:table-cell>
          <table:table-cell table:style-name="表格6.B1" office:value-type="string">
            <text:p text:style-name="P47">优先级</text:p>
          </table:table-cell>
          <table:table-cell table:style-name="表格6.B1" office:value-type="string">
            <text:p text:style-name="P47">状态</text:p>
          </table:table-cell>
          <table:table-cell table:style-name="表格6.B1" office:value-type="string">
            <text:p text:style-name="P47">工作量</text:p>
          </table:table-cell>
          <table:table-cell table:style-name="表格6.B1" office:value-type="string">
            <text:p text:style-name="P47">风险</text:p>
          </table:table-cell>
          <table:table-cell table:style-name="表格6.B1" office:value-type="string">
            <text:p text:style-name="P47">稳定性</text:p>
          </table:table-cell>
          <table:table-cell table:style-name="表格6.B1" office:value-type="string">
            <text:p text:style-name="P47">分配给需求</text:p>
          </table:table-cell>
        </table:table-row>
        <table:table-row>
          <table:table-cell table:style-name="表格6.A2" office:value-type="string">
            <text:p text:style-name="P61"><text:span text:style-name="T32">1.每日推荐</text:span><text:span text:style-name="T33">（单曲）</text:span></text:p>
          </table:table-cell>
          <table:table-cell table:style-name="表格6.B2" office:value-type="string">
            <text:p text:style-name="P53">有用的</text:p>
          </table:table-cell>
          <table:table-cell table:style-name="表格6.B2" office:value-type="string">
            <text:p text:style-name="P47">批准的</text:p>
          </table:table-cell>
          <table:table-cell table:style-name="表格6.B2" office:value-type="string">
            <text:p text:style-name="P53">高</text:p>
          </table:table-cell>
          <table:table-cell table:style-name="表格6.B2" office:value-type="string">
            <text:p text:style-name="P53">中</text:p>
          </table:table-cell>
          <table:table-cell table:style-name="表格6.B2" office:value-type="string">
            <text:p text:style-name="P50">高</text:p>
          </table:table-cell>
          <table:table-cell table:style-name="表格6.B2" office:value-type="string">
            <text:p text:style-name="P64">1<text:span text:style-name="T72">、16</text:span></text:p>
          </table:table-cell>
        </table:table-row>
        <table:table-row>
          <table:table-cell table:style-name="表格6.A2" office:value-type="string">
            <text:p text:style-name="P61"><text:span text:style-name="T32">2</text:span><text:span text:style-name="T34">.个性化推荐歌单</text:span></text:p>
          </table:table-cell>
          <table:table-cell table:style-name="表格6.B2" office:value-type="string">
            <text:p text:style-name="P47">重要的</text:p>
          </table:table-cell>
          <table:table-cell table:style-name="表格6.B2" office:value-type="string">
            <text:p text:style-name="P47">批准的</text:p>
          </table:table-cell>
          <table:table-cell table:style-name="表格6.B2" office:value-type="string">
            <text:p text:style-name="P47">中</text:p>
          </table:table-cell>
          <table:table-cell table:style-name="表格6.B2" office:value-type="string">
            <text:p text:style-name="P53">中</text:p>
          </table:table-cell>
          <table:table-cell table:style-name="表格6.B2" office:value-type="string">
            <text:p text:style-name="P50">高</text:p>
          </table:table-cell>
          <table:table-cell table:style-name="表格6.B2" office:value-type="string">
            <text:p text:style-name="P64">1<text:span text:style-name="T72">、16</text:span></text:p>
          </table:table-cell>
        </table:table-row>
        <table:table-row>
          <table:table-cell table:style-name="表格6.A2" office:value-type="string">
            <text:p text:style-name="P61"><text:span text:style-name="T32">3</text:span><text:span text:style-name="T33">。热门推荐歌单</text:span></text:p>
          </table:table-cell>
          <table:table-cell table:style-name="表格6.B2" office:value-type="string">
            <text:p text:style-name="P70">重要的</text:p>
          </table:table-cell>
          <table:table-cell table:style-name="表格6.B2" office:value-type="string">
            <text:p text:style-name="P47">批准的</text:p>
          </table:table-cell>
          <table:table-cell table:style-name="表格6.B2" office:value-type="string">
            <text:p text:style-name="P53">中</text:p>
          </table:table-cell>
          <table:table-cell table:style-name="表格6.B2" office:value-type="string">
            <text:p text:style-name="P54">中</text:p>
          </table:table-cell>
          <table:table-cell table:style-name="表格6.B2" office:value-type="string">
            <text:p text:style-name="P74">高</text:p>
          </table:table-cell>
          <table:table-cell table:style-name="表格6.B2" office:value-type="string">
            <text:p text:style-name="P71">1、16</text:p>
          </table:table-cell>
        </table:table-row>
        <text:soft-page-break/>
        <table:table-row>
          <table:table-cell table:style-name="表格6.A2" office:value-type="string">
            <text:p text:style-name="P61"><text:span text:style-name="T32">4.</text:span><text:span text:style-name="T34">歌曲排行榜</text:span></text:p>
          </table:table-cell>
          <table:table-cell table:style-name="表格6.B2" office:value-type="string">
            <text:p text:style-name="P47">重要<text:span text:style-name="T72">的</text:span></text:p>
          </table:table-cell>
          <table:table-cell table:style-name="表格6.B2" office:value-type="string">
            <text:p text:style-name="P47">批准的</text:p>
          </table:table-cell>
          <table:table-cell table:style-name="表格6.B2" office:value-type="string">
            <text:p text:style-name="P47">高</text:p>
          </table:table-cell>
          <table:table-cell table:style-name="表格6.B2" office:value-type="string">
            <text:p text:style-name="P50">低</text:p>
          </table:table-cell>
          <table:table-cell table:style-name="表格6.B2" office:value-type="string">
            <text:p text:style-name="P47">高</text:p>
          </table:table-cell>
          <table:table-cell table:style-name="表格6.B2" office:value-type="string">
            <text:p text:style-name="P65">1、16、17</text:p>
          </table:table-cell>
        </table:table-row>
        <table:table-row>
          <table:table-cell table:style-name="表格6.A2" office:value-type="string">
            <text:p text:style-name="P61"><text:span text:style-name="T32">5</text:span><text:span text:style-name="T34">私人</text:span><text:span text:style-name="T35">FM</text:span></text:p>
          </table:table-cell>
          <table:table-cell table:style-name="表格6.B2" office:value-type="string">
            <text:p text:style-name="P47">有用<text:span text:style-name="T72">的</text:span></text:p>
          </table:table-cell>
          <table:table-cell table:style-name="表格6.B2" office:value-type="string">
            <text:p text:style-name="P47">建议<text:span text:style-name="T72">的</text:span></text:p>
          </table:table-cell>
          <table:table-cell table:style-name="表格6.B2" office:value-type="string">
            <text:p text:style-name="P47">高</text:p>
          </table:table-cell>
          <table:table-cell table:style-name="表格6.B2" office:value-type="string">
            <text:p text:style-name="P50">中</text:p>
          </table:table-cell>
          <table:table-cell table:style-name="表格6.B2" office:value-type="string">
            <text:p text:style-name="P54">中</text:p>
          </table:table-cell>
          <table:table-cell table:style-name="表格6.B2" office:value-type="string">
            <text:p text:style-name="P65">1、16</text:p>
          </table:table-cell>
        </table:table-row>
      </table:table>
      <text:p text:style-name="P6"/>
      <table:table table:name="表格1" table:style-name="表格1">
        <table:table-column table:style-name="表格1.A"/>
        <table:table-column table:style-name="表格1.B" table:number-columns-repeated="5"/>
        <table:table-column table:style-name="表格1.G"/>
        <table:table-row>
          <table:table-cell table:style-name="表格1.A1" office:value-type="string">
            <text:p text:style-name="P62"><text:span text:style-name="T32">6</text:span><text:span text:style-name="T35">新歌上架</text:span></text:p>
          </table:table-cell>
          <table:table-cell table:style-name="表格1.B1" office:value-type="string">
            <text:p text:style-name="P48">重要的</text:p>
          </table:table-cell>
          <table:table-cell table:style-name="表格1.B1" office:value-type="string">
            <text:p text:style-name="P48">批准的</text:p>
          </table:table-cell>
          <table:table-cell table:style-name="表格1.B1" office:value-type="string">
            <text:p text:style-name="P55">低</text:p>
          </table:table-cell>
          <table:table-cell table:style-name="表格1.B1" office:value-type="string">
            <text:p text:style-name="P55">低</text:p>
          </table:table-cell>
          <table:table-cell table:style-name="表格1.B1" office:value-type="string">
            <text:p text:style-name="P55">高</text:p>
          </table:table-cell>
          <table:table-cell table:style-name="表格1.B1" office:value-type="string">
            <text:p text:style-name="P63"><text:span text:style-name="T72">1、1</text:span>6</text:p>
          </table:table-cell>
        </table:table-row>
        <table:table-row>
          <table:table-cell table:style-name="表格1.A2" office:value-type="string">
            <text:p text:style-name="P62"><text:span text:style-name="T32">7.</text:span><text:span text:style-name="T34">首页单曲</text:span></text:p>
          </table:table-cell>
          <table:table-cell table:style-name="表格1.B2" office:value-type="string">
            <text:p text:style-name="P48">重要<text:span text:style-name="T72">的</text:span></text:p>
          </table:table-cell>
          <table:table-cell table:style-name="表格1.B2" office:value-type="string">
            <text:p text:style-name="P48">批准的</text:p>
          </table:table-cell>
          <table:table-cell table:style-name="表格1.B2" office:value-type="string">
            <text:p text:style-name="P55">低</text:p>
          </table:table-cell>
          <table:table-cell table:style-name="表格1.B2" office:value-type="string">
            <text:p text:style-name="P55">低</text:p>
          </table:table-cell>
          <table:table-cell table:style-name="表格1.B2" office:value-type="string">
            <text:p text:style-name="P48">中</text:p>
          </table:table-cell>
          <table:table-cell table:style-name="表格1.B2" office:value-type="string">
            <text:p text:style-name="P66">1、16、18</text:p>
          </table:table-cell>
        </table:table-row>
        <table:table-row>
          <table:table-cell table:style-name="表格1.A2" office:value-type="string">
            <text:p text:style-name="P62"><text:span text:style-name="T32">8显示默认</text:span><text:span text:style-name="T35">搜索</text:span></text:p>
          </table:table-cell>
          <table:table-cell table:style-name="表格1.B2" office:value-type="string">
            <text:p text:style-name="P51">重要的</text:p>
          </table:table-cell>
          <table:table-cell table:style-name="表格1.B2" office:value-type="string">
            <text:p text:style-name="P48">批准的</text:p>
          </table:table-cell>
          <table:table-cell table:style-name="表格1.B2" office:value-type="string">
            <text:p text:style-name="P48">中</text:p>
          </table:table-cell>
          <table:table-cell table:style-name="表格1.B2" office:value-type="string">
            <text:p text:style-name="P51">中</text:p>
          </table:table-cell>
          <table:table-cell table:style-name="表格1.B2" office:value-type="string">
            <text:p text:style-name="P48">中</text:p>
          </table:table-cell>
          <table:table-cell table:style-name="表格1.B2" office:value-type="string">
            <text:p text:style-name="P66">1、16、20</text:p>
          </table:table-cell>
        </table:table-row>
        <table:table-row>
          <table:table-cell table:style-name="表格1.A2" office:value-type="string">
            <text:p text:style-name="P62"><text:span text:style-name="T32">9.</text:span><text:span text:style-name="T38">搜索</text:span><text:span text:style-name="T39">（歌手 专辑单曲名称 用户名称 歌单 歌曲风格</text:span><text:span text:style-name="T40">)</text:span></text:p>
          </table:table-cell>
          <table:table-cell table:style-name="表格1.B2" office:value-type="string">
            <text:p text:style-name="P51">紧急的</text:p>
          </table:table-cell>
          <table:table-cell table:style-name="表格1.B2" office:value-type="string">
            <text:p text:style-name="P48">批准的</text:p>
          </table:table-cell>
          <table:table-cell table:style-name="表格1.B2" office:value-type="string">
            <text:p text:style-name="P48">高</text:p>
          </table:table-cell>
          <table:table-cell table:style-name="表格1.B2" office:value-type="string">
            <text:p text:style-name="P55">高</text:p>
          </table:table-cell>
          <table:table-cell table:style-name="表格1.B2" office:value-type="string">
            <text:p text:style-name="P55">高</text:p>
          </table:table-cell>
          <table:table-cell table:style-name="表格1.B2" office:value-type="string">
            <text:p text:style-name="P66">1、16</text:p>
          </table:table-cell>
        </table:table-row>
        <table:table-row>
          <table:table-cell table:style-name="表格1.A2" office:value-type="string">
            <text:p text:style-name="P62"><text:span text:style-name="T32">10</text:span><text:span text:style-name="T36">推送（ 关注音乐人发布新歌时会有私信</text:span><text:span text:style-name="T37">、活动、平台消息</text:span><text:span text:style-name="T36">）</text:span></text:p>
          </table:table-cell>
          <table:table-cell table:style-name="表格1.B2" office:value-type="string">
            <text:p text:style-name="P51">重要的</text:p>
          </table:table-cell>
          <table:table-cell table:style-name="表格1.B2" office:value-type="string">
            <text:p text:style-name="P48">批准的</text:p>
          </table:table-cell>
          <table:table-cell table:style-name="表格1.B2" office:value-type="string">
            <text:p text:style-name="P56">中</text:p>
          </table:table-cell>
          <table:table-cell table:style-name="表格1.B2" office:value-type="string">
            <text:p text:style-name="P51">低</text:p>
          </table:table-cell>
          <table:table-cell table:style-name="表格1.B2" office:value-type="string">
            <text:p text:style-name="P56">中</text:p>
          </table:table-cell>
          <table:table-cell table:style-name="表格1.B2" office:value-type="string">
            <text:p text:style-name="P67">1、16、19</text:p>
          </table:table-cell>
        </table:table-row>
        <table:table-row>
          <table:table-cell table:style-name="表格1.A2" office:value-type="string">
            <text:p text:style-name="P62"><text:span text:style-name="T32">11.</text:span><text:span text:style-name="T34"> 相似单曲</text:span></text:p>
          </table:table-cell>
          <table:table-cell table:style-name="表格1.B2" office:value-type="string">
            <text:p text:style-name="P51">有用的</text:p>
          </table:table-cell>
          <table:table-cell table:style-name="表格1.B2" office:value-type="string">
            <text:p text:style-name="P73">批准的</text:p>
          </table:table-cell>
          <table:table-cell table:style-name="表格1.B2" office:value-type="string">
            <text:p text:style-name="P56">中</text:p>
          </table:table-cell>
          <table:table-cell table:style-name="表格1.B2" office:value-type="string">
            <text:p text:style-name="P56">低</text:p>
          </table:table-cell>
          <table:table-cell table:style-name="表格1.B2" office:value-type="string">
            <text:p text:style-name="P56">中</text:p>
          </table:table-cell>
          <table:table-cell table:style-name="表格1.B2" office:value-type="string">
            <text:p text:style-name="P63">1<text:span text:style-name="T73">、16</text:span></text:p>
          </table:table-cell>
        </table:table-row>
      </table:table>
      <text:p text:style-name="P6"/>
      <table:table table:name="表格2" table:style-name="表格2">
        <table:table-column table:style-name="表格2.A"/>
        <table:table-column table:style-name="表格2.B" table:number-columns-repeated="5"/>
        <table:table-column table:style-name="表格2.G"/>
        <table:table-row>
          <table:table-cell table:style-name="表格2.A1" office:value-type="string">
            <text:p text:style-name="P62"><text:span text:style-name="T32">12.</text:span><text:span text:style-name="T34"> 听歌识曲</text:span></text:p>
          </table:table-cell>
          <table:table-cell table:style-name="表格2.B1" office:value-type="string">
            <text:p text:style-name="P51">重要的</text:p>
          </table:table-cell>
          <table:table-cell table:style-name="表格2.B1" office:value-type="string">
            <text:p text:style-name="P48">建议的</text:p>
          </table:table-cell>
          <table:table-cell table:style-name="表格2.B1" office:value-type="string">
            <text:p text:style-name="P56">高</text:p>
          </table:table-cell>
          <table:table-cell table:style-name="表格2.B1" office:value-type="string">
            <text:p text:style-name="P56">高</text:p>
          </table:table-cell>
          <table:table-cell table:style-name="表格2.B1" office:value-type="string">
            <text:p text:style-name="P56">高</text:p>
          </table:table-cell>
          <table:table-cell table:style-name="表格2.B1" office:value-type="string">
            <text:p text:style-name="P63">1<text:span text:style-name="T73">、</text:span></text:p>
          </table:table-cell>
        </table:table-row>
        <table:table-row table:style-name="表格2.2">
          <table:table-cell table:style-name="表格2.A2" office:value-type="string">
            <text:p text:style-name="P62"><text:span text:style-name="T32">13.</text:span><text:span text:style-name="T34"> 电台节目</text:span></text:p>
          </table:table-cell>
          <table:table-cell table:style-name="表格2.B2" office:value-type="string">
            <text:p text:style-name="P48">有用<text:span text:style-name="T43">的</text:span></text:p>
          </table:table-cell>
          <table:table-cell table:style-name="表格2.B2" office:value-type="string">
            <text:p text:style-name="P48">建议的</text:p>
          </table:table-cell>
          <table:table-cell table:style-name="表格2.B2" office:value-type="string">
            <text:p text:style-name="P48">高</text:p>
          </table:table-cell>
          <table:table-cell table:style-name="表格2.B2" office:value-type="string">
            <text:p text:style-name="P56">高</text:p>
          </table:table-cell>
          <table:table-cell table:style-name="表格2.B2" office:value-type="string">
            <text:p text:style-name="P48">中</text:p>
          </table:table-cell>
          <table:table-cell table:style-name="表格2.B2" office:value-type="string">
            <text:p text:style-name="P67">7、</text:p>
          </table:table-cell>
        </table:table-row>
        <table:table-row table:style-name="表格2.3">
          <table:table-cell table:style-name="表格2.A2" office:value-type="string">
            <text:p text:style-name="P62"><text:span text:style-name="T32">14.</text:span><text:span text:style-name="T34"> 歌曲收藏</text:span></text:p>
          </table:table-cell>
          <table:table-cell table:style-name="表格2.B2" office:value-type="string">
            <text:p text:style-name="P51">紧急的</text:p>
          </table:table-cell>
          <table:table-cell table:style-name="表格2.B2" office:value-type="string">
            <text:p text:style-name="P48">建议的</text:p>
          </table:table-cell>
          <table:table-cell table:style-name="表格2.B2" office:value-type="string">
            <text:p text:style-name="P56">低</text:p>
          </table:table-cell>
          <table:table-cell table:style-name="表格2.B2" office:value-type="string">
            <text:p text:style-name="P56">低</text:p>
          </table:table-cell>
          <table:table-cell table:style-name="表格2.B2" office:value-type="string">
            <text:p text:style-name="P56">高</text:p>
          </table:table-cell>
          <table:table-cell table:style-name="表格2.B2" office:value-type="string">
            <text:p text:style-name="P63">1<text:span text:style-name="T73">、2</text:span></text:p>
          </table:table-cell>
        </table:table-row>
        <table:table-row table:style-name="表格2.4">
          <table:table-cell table:style-name="表格2.A2" office:value-type="string">
            <text:p text:style-name="P62"><text:span text:style-name="T32">15.</text:span><text:span text:style-name="T34"> 歌单收藏</text:span></text:p>
          </table:table-cell>
          <table:table-cell table:style-name="表格2.B2" office:value-type="string">
            <text:p text:style-name="P48">重要<text:span text:style-name="T43">的</text:span></text:p>
          </table:table-cell>
          <table:table-cell table:style-name="表格2.B2" office:value-type="string">
            <text:p text:style-name="P48">批准的</text:p>
          </table:table-cell>
          <table:table-cell table:style-name="表格2.B2" office:value-type="string">
            <text:p text:style-name="P56">低</text:p>
          </table:table-cell>
          <table:table-cell table:style-name="表格2.B2" office:value-type="string">
            <text:p text:style-name="P48">低</text:p>
          </table:table-cell>
          <table:table-cell table:style-name="表格2.B2" office:value-type="string">
            <text:p text:style-name="P52">高</text:p>
          </table:table-cell>
          <table:table-cell table:style-name="表格2.B2" office:value-type="string">
            <text:p text:style-name="P63">1<text:span text:style-name="T73">、</text:span>2</text:p>
          </table:table-cell>
        </table:table-row>
        <table:table-row table:style-name="表格2.4">
          <table:table-cell table:style-name="表格2.A2" office:value-type="string">
            <text:p text:style-name="P72">16. 新建歌单</text:p>
          </table:table-cell>
          <table:table-cell table:style-name="表格2.B2" office:value-type="string">
            <text:p text:style-name="P48">重要<text:span text:style-name="T73">的</text:span></text:p>
          </table:table-cell>
          <table:table-cell table:style-name="表格2.B2" office:value-type="string">
            <text:p text:style-name="P49">批准的</text:p>
          </table:table-cell>
          <table:table-cell table:style-name="表格2.B2" office:value-type="string">
            <text:p text:style-name="P56">低</text:p>
          </table:table-cell>
          <table:table-cell table:style-name="表格2.B2" office:value-type="string">
            <text:p text:style-name="P56">低</text:p>
          </table:table-cell>
          <table:table-cell table:style-name="表格2.B2" office:value-type="string">
            <text:p text:style-name="P56">高</text:p>
          </table:table-cell>
          <table:table-cell table:style-name="表格2.B2" office:value-type="string">
            <text:p text:style-name="P67">2、</text:p>
          </table:table-cell>
        </table:table-row>
        <table:table-row table:style-name="表格2.4">
          <table:table-cell table:style-name="表格2.A2" office:value-type="string">
            <text:p text:style-name="P80"><text:span text:style-name="T74">17.</text:span>听歌缓存<text:span text:style-name="T73">（固定容量）</text:span></text:p>
          </table:table-cell>
          <table:table-cell table:style-name="表格2.B2" office:value-type="string">
            <text:p text:style-name="P48">重要<text:span text:style-name="T73">的</text:span></text:p>
          </table:table-cell>
          <table:table-cell table:style-name="表格2.B2" office:value-type="string">
            <text:p text:style-name="P60">批准的</text:p>
          </table:table-cell>
          <table:table-cell table:style-name="表格2.B2" office:value-type="string">
            <text:p text:style-name="P56">中</text:p>
          </table:table-cell>
          <table:table-cell table:style-name="表格2.B2" office:value-type="string">
            <text:p text:style-name="P56">中</text:p>
          </table:table-cell>
          <table:table-cell table:style-name="表格2.B2" office:value-type="string">
            <text:p text:style-name="P56">高</text:p>
          </table:table-cell>
          <table:table-cell table:style-name="表格2.B2" office:value-type="string">
            <text:p text:style-name="P67">2</text:p>
          </table:table-cell>
        </table:table-row>
        <table:table-row table:style-name="表格2.4">
          <table:table-cell table:style-name="表格2.A2" office:value-type="string">
            <text:p text:style-name="P80"><text:span text:style-name="T74">18.</text:span>下载</text:p>
          </table:table-cell>
          <table:table-cell table:style-name="表格2.B2" office:value-type="string">
            <text:p text:style-name="P48">紧急<text:span text:style-name="T73">的</text:span></text:p>
          </table:table-cell>
          <table:table-cell table:style-name="表格2.B2" office:value-type="string">
            <text:p text:style-name="P49">批准的</text:p>
          </table:table-cell>
          <table:table-cell table:style-name="表格2.B2" office:value-type="string">
            <text:p text:style-name="P56">高</text:p>
          </table:table-cell>
          <table:table-cell table:style-name="表格2.B2" office:value-type="string">
            <text:p text:style-name="P56">中</text:p>
          </table:table-cell>
          <table:table-cell table:style-name="表格2.B2" office:value-type="string">
            <text:p text:style-name="P56">高</text:p>
          </table:table-cell>
          <table:table-cell table:style-name="表格2.B2" office:value-type="string">
            <text:p text:style-name="P67">3</text:p>
          </table:table-cell>
        </table:table-row>
        <table:table-row table:style-name="表格2.4">
          <table:table-cell table:style-name="表格2.A2" office:value-type="string">
            <text:p text:style-name="P80"><text:span text:style-name="T74">19.</text:span>详细信息<text:span text:style-name="T75">（歌手或专辑封面等）</text:span></text:p>
          </table:table-cell>
          <table:table-cell table:style-name="表格2.B2" office:value-type="string">
            <text:p text:style-name="P48">紧急<text:span text:style-name="T73">的</text:span></text:p>
          </table:table-cell>
          <table:table-cell table:style-name="表格2.B2" office:value-type="string">
            <text:p text:style-name="P49">批准的</text:p>
          </table:table-cell>
          <table:table-cell table:style-name="表格2.B2" office:value-type="string">
            <text:p text:style-name="P56">低</text:p>
          </table:table-cell>
          <table:table-cell table:style-name="表格2.B2" office:value-type="string">
            <text:p text:style-name="P56">低</text:p>
          </table:table-cell>
          <table:table-cell table:style-name="表格2.B2" office:value-type="string">
            <text:p text:style-name="P56">高</text:p>
          </table:table-cell>
          <table:table-cell table:style-name="表格2.B2" office:value-type="string">
            <text:p text:style-name="P67">1、2、3、4、5、7</text:p>
          </table:table-cell>
        </table:table-row>
        <text:soft-page-break/>
        <table:table-row table:style-name="表格2.4">
          <table:table-cell table:style-name="表格2.A2" office:value-type="string">
            <text:p text:style-name="P80"><text:span text:style-name="T74">20.</text:span>支持多种音频格式</text:p>
          </table:table-cell>
          <table:table-cell table:style-name="表格2.B2" office:value-type="string">
            <text:p text:style-name="P48">重要<text:span text:style-name="T73">的</text:span></text:p>
          </table:table-cell>
          <table:table-cell table:style-name="表格2.B2" office:value-type="string">
            <text:p text:style-name="P49">批准的</text:p>
          </table:table-cell>
          <table:table-cell table:style-name="表格2.B2" office:value-type="string">
            <text:p text:style-name="P56">中</text:p>
          </table:table-cell>
          <table:table-cell table:style-name="表格2.B2" office:value-type="string">
            <text:p text:style-name="P56">高</text:p>
          </table:table-cell>
          <table:table-cell table:style-name="表格2.B2" office:value-type="string">
            <text:p text:style-name="P56">中</text:p>
          </table:table-cell>
          <table:table-cell table:style-name="表格2.B2" office:value-type="string">
            <text:p text:style-name="P67">2、3</text:p>
            <text:p text:style-name="P67"/>
          </table:table-cell>
        </table:table-row>
        <table:table-row table:style-name="表格2.4">
          <table:table-cell table:style-name="表格2.A2" office:value-type="string">
            <text:p text:style-name="P80"><text:span text:style-name="T74">21.</text:span>播放顺序<text:span text:style-name="T75">、进度条</text:span></text:p>
          </table:table-cell>
          <table:table-cell table:style-name="表格2.B2" office:value-type="string">
            <text:p text:style-name="P48">紧急<text:span text:style-name="T73">的</text:span></text:p>
          </table:table-cell>
          <table:table-cell table:style-name="表格2.B2" office:value-type="string">
            <text:p text:style-name="P49">批准的</text:p>
          </table:table-cell>
          <table:table-cell table:style-name="表格2.B2" office:value-type="string">
            <text:p text:style-name="P56">低</text:p>
          </table:table-cell>
          <table:table-cell table:style-name="表格2.B2" office:value-type="string">
            <text:p text:style-name="P56">地</text:p>
          </table:table-cell>
          <table:table-cell table:style-name="表格2.B2" office:value-type="string">
            <text:p text:style-name="P56">高</text:p>
          </table:table-cell>
          <table:table-cell table:style-name="表格2.B2" office:value-type="string">
            <text:p text:style-name="P67">2、</text:p>
          </table:table-cell>
        </table:table-row>
        <table:table-row table:style-name="表格2.4">
          <table:table-cell table:style-name="表格2.A2" office:value-type="string">
            <text:p text:style-name="P81">22.时间控制</text:p>
          </table:table-cell>
          <table:table-cell table:style-name="表格2.B2" office:value-type="string">
            <text:p text:style-name="P48">有用<text:span text:style-name="T75">的</text:span></text:p>
          </table:table-cell>
          <table:table-cell table:style-name="表格2.B2" office:value-type="string">
            <text:p text:style-name="P49">建议的</text:p>
          </table:table-cell>
          <table:table-cell table:style-name="表格2.B2" office:value-type="string">
            <text:p text:style-name="P57">低</text:p>
          </table:table-cell>
          <table:table-cell table:style-name="表格2.B2" office:value-type="string">
            <text:p text:style-name="P57">低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68">2、</text:p>
          </table:table-cell>
        </table:table-row>
        <table:table-row table:style-name="表格2.4">
          <table:table-cell table:style-name="表格2.A2" office:value-type="string">
            <text:p text:style-name="P80"><text:span text:style-name="T74">23.</text:span>桌面歌词</text:p>
          </table:table-cell>
          <table:table-cell table:style-name="表格2.B2" office:value-type="string">
            <text:p text:style-name="P48">紧急<text:span text:style-name="T75">的</text:span></text:p>
          </table:table-cell>
          <table:table-cell table:style-name="表格2.B2" office:value-type="string">
            <text:p text:style-name="P49">建议的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57">低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68">2、</text:p>
          </table:table-cell>
        </table:table-row>
        <table:table-row table:style-name="表格2.4">
          <table:table-cell table:style-name="表格2.A2" office:value-type="string">
            <text:p text:style-name="P80"><text:span text:style-name="T74">24.</text:span>多种音效</text:p>
          </table:table-cell>
          <table:table-cell table:style-name="表格2.B2" office:value-type="string">
            <text:p text:style-name="P48">有用<text:span text:style-name="T75">的</text:span></text:p>
          </table:table-cell>
          <table:table-cell table:style-name="表格2.B2" office:value-type="string">
            <text:p text:style-name="P49">建议的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57">低</text:p>
          </table:table-cell>
          <table:table-cell table:style-name="表格2.B2" office:value-type="string">
            <text:p text:style-name="P68">2、</text:p>
          </table:table-cell>
        </table:table-row>
        <table:table-row table:style-name="表格2.4">
          <table:table-cell table:style-name="表格2.A2" office:value-type="string">
            <text:p text:style-name="P80"><text:span text:style-name="T74">25.</text:span>摇一摇切歌</text:p>
          </table:table-cell>
          <table:table-cell table:style-name="表格2.B2" office:value-type="string">
            <text:p text:style-name="P48">有用<text:span text:style-name="T75">的</text:span></text:p>
          </table:table-cell>
          <table:table-cell table:style-name="表格2.B2" office:value-type="string">
            <text:p text:style-name="P49">建议的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68">2、</text:p>
          </table:table-cell>
        </table:table-row>
        <table:table-row table:style-name="表格2.4">
          <table:table-cell table:style-name="表格2.A2" office:value-type="string">
            <text:p text:style-name="P80"/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52"/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80"><text:span text:style-name="T74">27.</text:span>视频投稿</text:p>
          </table:table-cell>
          <table:table-cell table:style-name="表格2.B2" office:value-type="string">
            <text:p text:style-name="P48">有用<text:span text:style-name="T75">的</text:span></text:p>
          </table:table-cell>
          <table:table-cell table:style-name="表格2.B2" office:value-type="string">
            <text:p text:style-name="P49">建议的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68">9、15、</text:p>
          </table:table-cell>
        </table:table-row>
        <table:table-row table:style-name="表格2.4">
          <table:table-cell table:style-name="表格2.A2" office:value-type="string">
            <text:p text:style-name="P80"><text:span text:style-name="T74">28.</text:span>动态发布</text:p>
          </table:table-cell>
          <table:table-cell table:style-name="表格2.B2" office:value-type="string">
            <text:p text:style-name="P48">有用<text:span text:style-name="T75">的</text:span></text:p>
          </table:table-cell>
          <table:table-cell table:style-name="表格2.B2" office:value-type="string">
            <text:p text:style-name="P49">建议的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52">中</text:p>
          </table:table-cell>
          <table:table-cell table:style-name="表格2.B2" office:value-type="string">
            <text:p text:style-name="P68">9、15、44</text:p>
          </table:table-cell>
        </table:table-row>
        <table:table-row table:style-name="表格2.4">
          <table:table-cell table:style-name="表格2.A2" office:value-type="string">
            <text:p text:style-name="P82"><text:span text:style-name="T74">29.</text:span>发布歌单到社区<text:span text:style-name="T75">？</text:span></text:p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52"/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80"><text:span text:style-name="T74">30.</text:span>购买vip</text:p>
          </table:table-cell>
          <table:table-cell table:style-name="表格2.B2" office:value-type="string">
            <text:p text:style-name="P48">重要<text:span text:style-name="T75">的</text:span></text:p>
          </table:table-cell>
          <table:table-cell table:style-name="表格2.B2" office:value-type="string">
            <text:p text:style-name="P49">批准的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68">2、3、4、6<text:span text:style-name="T76">、18</text:span></text:p>
          </table:table-cell>
        </table:table-row>
        <table:table-row table:style-name="表格2.4">
          <table:table-cell table:style-name="表格2.A2" office:value-type="string">
            <text:p text:style-name="P80"><text:span text:style-name="T74">31.</text:span>售卖数字专辑</text:p>
          </table:table-cell>
          <table:table-cell table:style-name="表格2.B2" office:value-type="string">
            <text:p text:style-name="P48">紧急<text:span text:style-name="T76">的</text:span></text:p>
          </table:table-cell>
          <table:table-cell table:style-name="表格2.B2" office:value-type="string">
            <text:p text:style-name="P49">批准的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80"><text:span text:style-name="T74">32.</text:span>音乐人开通赞赏</text:p>
          </table:table-cell>
          <table:table-cell table:style-name="表格2.B2" office:value-type="string">
            <text:p text:style-name="P48">有用<text:span text:style-name="T76">的</text:span></text:p>
          </table:table-cell>
          <table:table-cell table:style-name="表格2.B2" office:value-type="string">
            <text:p text:style-name="P49">建议的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80"><text:span text:style-name="T74">33.</text:span>售卖周边</text:p>
          </table:table-cell>
          <table:table-cell table:style-name="表格2.B2" office:value-type="string">
            <text:p text:style-name="P48">有用<text:span text:style-name="T76">的</text:span></text:p>
          </table:table-cell>
          <table:table-cell table:style-name="表格2.B2" office:value-type="string">
            <text:p text:style-name="P49">建议的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80"><text:span text:style-name="T74">34.</text:span>广告位</text:p>
          </table:table-cell>
          <table:table-cell table:style-name="表格2.B2" office:value-type="string">
            <text:p text:style-name="P48">紧急<text:span text:style-name="T76">的</text:span></text:p>
          </table:table-cell>
          <table:table-cell table:style-name="表格2.B2" office:value-type="string">
            <text:p text:style-name="P49">批准的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58">低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80"><text:span text:style-name="T74">35.</text:span>主题<text:span text:style-name="T76">（背景等）</text:span></text:p>
          </table:table-cell>
          <table:table-cell table:style-name="表格2.B2" office:value-type="string">
            <text:p text:style-name="P48">重要<text:span text:style-name="T76">的</text:span></text:p>
          </table:table-cell>
          <table:table-cell table:style-name="表格2.B2" office:value-type="string">
            <text:p text:style-name="P49">批准的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88"><text:line-break/></text:p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52"/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79"><text:span text:style-name="T74">37.</text:span>云盘</text:p>
          </table:table-cell>
          <table:table-cell table:style-name="表格2.B2" office:value-type="string">
            <text:p text:style-name="P48">有用<text:span text:style-name="T76">的</text:span></text:p>
          </table:table-cell>
          <table:table-cell table:style-name="表格2.B2" office:value-type="string">
            <text:p text:style-name="P49">建议的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63"/>
          </table:table-cell>
        </table:table-row>
        <text:soft-page-break/>
        <table:table-row table:style-name="表格2.4">
          <table:table-cell table:style-name="表格2.A2" office:value-type="string">
            <text:p text:style-name="P79"><text:span text:style-name="T74">38.</text:span>个人资料<text:line-break/></text:p>
          </table:table-cell>
          <table:table-cell table:style-name="表格2.B2" office:value-type="string">
            <text:p text:style-name="P48">紧急<text:span text:style-name="T76">的</text:span></text:p>
          </table:table-cell>
          <table:table-cell table:style-name="表格2.B2" office:value-type="string">
            <text:p text:style-name="P49">批准的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58">低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79"><text:span text:style-name="T74">39.</text:span>下载管理<text:line-break/></text:p>
          </table:table-cell>
          <table:table-cell table:style-name="表格2.B2" office:value-type="string">
            <text:p text:style-name="P48">紧急<text:span text:style-name="T76">的</text:span></text:p>
          </table:table-cell>
          <table:table-cell table:style-name="表格2.B2" office:value-type="string">
            <text:p text:style-name="P49">批准的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58">低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79"><text:span text:style-name="T74">40.</text:span>历史记录<text:line-break/></text:p>
          </table:table-cell>
          <table:table-cell table:style-name="表格2.B2" office:value-type="string">
            <text:p text:style-name="P48">重要<text:span text:style-name="T76">的</text:span></text:p>
          </table:table-cell>
          <table:table-cell table:style-name="表格2.B2" office:value-type="string">
            <text:p text:style-name="P49">批准的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58">低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79"><text:span text:style-name="T74">41.</text:span>私信<text:line-break/></text:p>
          </table:table-cell>
          <table:table-cell table:style-name="表格2.B2" office:value-type="string">
            <text:p text:style-name="P48">重要<text:span text:style-name="T76">的</text:span></text:p>
          </table:table-cell>
          <table:table-cell table:style-name="表格2.B2" office:value-type="string">
            <text:p text:style-name="P49">批准的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79"><text:span text:style-name="T74">42.</text:span>K歌<text:line-break/></text:p>
          </table:table-cell>
          <table:table-cell table:style-name="表格2.B2" office:value-type="string">
            <text:p text:style-name="P48">有用<text:span text:style-name="T76">的</text:span></text:p>
          </table:table-cell>
          <table:table-cell table:style-name="表格2.B2" office:value-type="string">
            <text:p text:style-name="P49">建议的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79"><text:span text:style-name="T74">43.</text:span>分享<text:line-break/></text:p>
          </table:table-cell>
          <table:table-cell table:style-name="表格2.B2" office:value-type="string">
            <text:p text:style-name="P48">紧急<text:span text:style-name="T76">的</text:span></text:p>
          </table:table-cell>
          <table:table-cell table:style-name="表格2.B2" office:value-type="string">
            <text:p text:style-name="P49">批准的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79"><text:span text:style-name="T76">44、音乐剪辑</text:span><text:line-break/></text:p>
          </table:table-cell>
          <table:table-cell table:style-name="表格2.B2" office:value-type="string">
            <text:p text:style-name="P48">有用<text:span text:style-name="T76">的</text:span></text:p>
          </table:table-cell>
          <table:table-cell table:style-name="表格2.B2" office:value-type="string">
            <text:p text:style-name="P49">建议的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79"><text:span text:style-name="T74">45.</text:span>mv</text:p>
          </table:table-cell>
          <table:table-cell table:style-name="表格2.B2" office:value-type="string">
            <text:p text:style-name="P48">紧急<text:span text:style-name="T76">的</text:span></text:p>
          </table:table-cell>
          <table:table-cell table:style-name="表格2.B2" office:value-type="string">
            <text:p text:style-name="P49">批准的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79"><text:span text:style-name="T74">46.</text:span>设置铃声(手机，闹钟)<text:line-break/></text:p>
          </table:table-cell>
          <table:table-cell table:style-name="表格2.B2" office:value-type="string">
            <text:p text:style-name="P58">有用的</text:p>
          </table:table-cell>
          <table:table-cell table:style-name="表格2.B2" office:value-type="string">
            <text:p text:style-name="P49">建议的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79"><text:span text:style-name="T74">47.</text:span>健康提醒<text:line-break/></text:p>
          </table:table-cell>
          <table:table-cell table:style-name="表格2.B2" office:value-type="string">
            <text:p text:style-name="P48">有用<text:span text:style-name="T76">的</text:span></text:p>
          </table:table-cell>
          <table:table-cell table:style-name="表格2.B2" office:value-type="string">
            <text:p text:style-name="P49">建议的</text:p>
          </table:table-cell>
          <table:table-cell table:style-name="表格2.B2" office:value-type="string">
            <text:p text:style-name="P58">低</text:p>
          </table:table-cell>
          <table:table-cell table:style-name="表格2.B2" office:value-type="string">
            <text:p text:style-name="P58">低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79"><text:span text:style-name="T74">48.</text:span>歌词音译<text:span text:style-name="T76">和</text:span>翻译<text:line-break/></text:p>
          </table:table-cell>
          <table:table-cell table:style-name="表格2.B2" office:value-type="string">
            <text:p text:style-name="P48">重要<text:span text:style-name="T76">的</text:span></text:p>
          </table:table-cell>
          <table:table-cell table:style-name="表格2.B2" office:value-type="string">
            <text:p text:style-name="P49">建议的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79"><text:span text:style-name="T74">59.</text:span>评论(社交)<text:line-break/></text:p>
          </table:table-cell>
          <table:table-cell table:style-name="表格2.B2" office:value-type="string">
            <text:p text:style-name="P48">有用<text:span text:style-name="T76">的</text:span></text:p>
          </table:table-cell>
          <table:table-cell table:style-name="表格2.B2" office:value-type="string">
            <text:p text:style-name="P49">建议的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79"><text:span text:style-name="T74">50.</text:span>收费直播<text:line-break/></text:p>
          </table:table-cell>
          <table:table-cell table:style-name="表格2.B2" office:value-type="string">
            <text:p text:style-name="P48">有用<text:span text:style-name="T76">的</text:span></text:p>
          </table:table-cell>
          <table:table-cell table:style-name="表格2.B2" office:value-type="string">
            <text:p text:style-name="P49">建议的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2">高</text:p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79"><text:span text:style-name="T74">51.小</text:span>视频<text:line-break/></text:p>
          </table:table-cell>
          <table:table-cell table:style-name="表格2.B2" office:value-type="string">
            <text:p text:style-name="P48">有用<text:span text:style-name="T77">的</text:span></text:p>
          </table:table-cell>
          <table:table-cell table:style-name="表格2.B2" office:value-type="string">
            <text:p text:style-name="P49">建议的</text:p>
          </table:table-cell>
          <table:table-cell table:style-name="表格2.B2" office:value-type="string">
            <text:p text:style-name="P59">高</text:p>
          </table:table-cell>
          <table:table-cell table:style-name="表格2.B2" office:value-type="string">
            <text:p text:style-name="P59">中</text:p>
          </table:table-cell>
          <table:table-cell table:style-name="表格2.B2" office:value-type="string">
            <text:p text:style-name="P59">高</text:p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79"><text:span text:style-name="T74">52.</text:span>加入团队(音乐人，自<text:soft-page-break/>媒体，)</text:p>
          </table:table-cell>
          <table:table-cell table:style-name="表格2.B2" office:value-type="string">
            <text:p text:style-name="P48">紧急<text:span text:style-name="T77">的</text:span></text:p>
          </table:table-cell>
          <table:table-cell table:style-name="表格2.B2" office:value-type="string">
            <text:p text:style-name="P49">批准的</text:p>
          </table:table-cell>
          <table:table-cell table:style-name="表格2.B2" office:value-type="string">
            <text:p text:style-name="P59">中</text:p>
          </table:table-cell>
          <table:table-cell table:style-name="表格2.B2" office:value-type="string">
            <text:p text:style-name="P59">中</text:p>
          </table:table-cell>
          <table:table-cell table:style-name="表格2.B2" office:value-type="string">
            <text:p text:style-name="P59">高</text:p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80"/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52"/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80"/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52"/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80"/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52"/>
          </table:table-cell>
          <table:table-cell table:style-name="表格2.B2" office:value-type="string">
            <text:p text:style-name="P63"/>
          </table:table-cell>
        </table:table-row>
      </table:table>
      <text:p text:style-name="P6"/>
      <text:p text:style-name="P6">五、产品特性</text:p>
      <text:p text:style-name="P15">1.新歌上架</text:p>
      <text:p text:style-name="P15">2.首页推广（单曲、专栏等）</text:p>
      <text:p text:style-name="P15">3.搜索（歌手、专辑单曲名称、歌单、用户）</text:p>
      <text:p text:style-name="P15">4.歌曲收藏</text:p>
      <text:p text:style-name="P15">5.新建歌单</text:p>
      <text:p text:style-name="P15">6.下载歌曲、mv</text:p>
      <text:p text:style-name="P15">7.歌曲的详细信息（作词人、作曲人、专辑封面、歌词等）</text:p>
      <text:p text:style-name="P15">8.播放顺序、进度条</text:p>
      <text:p text:style-name="P15">9.广告位</text:p>
      <text:p text:style-name="P15">10.个人资料</text:p>
      <text:p text:style-name="P15">11.历史听歌记录（其他浏览过的专栏、视频再考虑）</text:p>
      <text:p text:style-name="P15">12.加入团队（音乐人，自媒体人）</text:p>
      <text:p text:style-name="P9"/>
      <text:p text:style-name="P38">----------------------------------------------------------------------------------------------------------------------------</text:p>
      <text:p text:style-name="P4">六、典型用例</text:p>
      <text:p text:style-name="P90">听歌：</text:p>
      <text:p text:style-name="P1">简要描述：</text:p>
      <text:p text:style-name="P1">音乐消费者使用氢音乐系统听歌<text:span text:style-name="T91">的过程</text:span></text:p>
      <text:p text:style-name="P13">基本流<text:span text:style-name="T41">：</text:span></text:p>
      <text:p text:style-name="P91">1.找歌</text:p>
      <text:p text:style-name="P9"><text:span text:style-name="T1">2</text:span><text:span text:style-name="T24">.听歌</text:span></text:p>
      <text:p text:style-name="P9"><text:soft-page-break/><text:span text:style-name="T1">3.</text:span><text:span text:style-name="T10">操作歌曲</text:span></text:p>
      <text:p text:style-name="P9"/>
      <text:p text:style-name="P9"/>
      <text:p text:style-name="P14">前置条件：</text:p>
      <text:p text:style-name="P1">帐号已经登录</text:p>
      <text:p text:style-name="P14">后置条件:</text:p>
      <text:p text:style-name="P1">生成新文档，文档编辑痕迹被记录，有历史版本。</text:p>
      <text:p text:style-name="P9"/>
      <text:p text:style-name="P9"><text:span text:style-name="T27">子流</text:span><text:span text:style-name="T1">-</text:span><text:span text:style-name="T27">编辑文档</text:span></text:p>
      <text:p text:style-name="P1">连接网络，选择使用批改工具，在规定区域内修改，系统自动同步。</text:p>
      <text:p text:style-name="P14">扩展点:</text:p>
      <text:p text:style-name="P9"><text:span text:style-name="T1">1.</text:span><text:span text:style-name="T27">用户打开共享文档时，可以选择协同编辑模式还是本地编辑模式。</text:span></text:p>
      <text:p text:style-name="P9"/>
      <text:p text:style-name="P14">备选流-编辑文档<text:span text:style-name="T41">：</text:span></text:p>
      <text:p text:style-name="P1">在编辑文档的时候，如果网络不稳定，则将修改的内容保存在缓存中，并且后台尝试重新连接，连接成功后将缓存中内容刷新到文档中，并且回到用户之前鼠标所在焦点位置。</text:p>
      <text:p text:style-name="P1">在编辑文档的时候，没有内容变更的情况下，不会更新原来的版本。</text:p>
      <text:p text:style-name="P9"/>
      <text:p text:style-name="P9"/>
      <text:p text:style-name="P9"/>
      <text:p text:style-name="P4">七、其他产品需求</text:p>
      <text:p text:style-name="P9"><text:span text:style-name="T1">1</text:span><text:span text:style-name="T27">、可应用标准</text:span></text:p>
      <text:p text:style-name="P9"><text:span text:style-name="T1">TCP/IP</text:span><text:span text:style-name="T27">协议</text:span><text:span text:style-name="T1">, HTTP</text:span><text:span text:style-name="T27">协议，</text:span><text:span text:style-name="T1">FTP</text:span><text:span text:style-name="T27">协议</text:span></text:p>
      <text:p text:style-name="P9"><text:span text:style-name="T1">2</text:span><text:span text:style-name="T27">、系统需求（定义为支持应用所必须的所有系统需求，比如操作系统、网络性能等等）</text:span></text:p>
      <text:p text:style-name="P9"><text:span text:style-name="T27">系统为安卓</text:span><text:span text:style-name="T1">4.4</text:span><text:span text:style-name="T27">及以上版本，建议手机处于</text:span><text:span text:style-name="T1">4g</text:span><text:span text:style-name="T27">网络或</text:span><text:span text:style-name="T1">WiFi</text:span><text:span text:style-name="T27">网络下，</text:span><text:span text:style-name="T1">ram</text:span><text:span text:style-name="T27">容量至少为</text:span><text:span text:style-name="T1">1G</text:span><text:span text:style-name="T27">，市面上主流四核手机</text:span><text:span text:style-name="T1">cpu</text:span><text:span text:style-name="T8">。</text:span></text:p>
      <text:p text:style-name="P9"><text:span text:style-name="T1">3</text:span><text:span text:style-name="T27">、安全和安装</text:span></text:p>
      <text:p text:style-name="P1">安全：严格保障用户个人信息不外露，。开发者只拥有用户的账户信息，为用户提供相应的编辑环境，不会公开、编辑或透露用户的注册资料，不会涉及用户个人文件信息，除非发生特殊情况。在软件正常生命周期内，用户云端的文件将长久保存在服务器上。</text:p>
      <text:p text:style-name="P1">安装：设备符合相应环境均可进行安装。</text:p>
      <text:p text:style-name="P9"><text:span text:style-name="T1">4</text:span><text:span text:style-name="T27">、性能需求：</text:span></text:p>
      <text:p text:style-name="P9"><text:soft-page-break/><text:span text:style-name="T27">在标准用户环境下，打开本地小型文件控制在</text:span><text:span text:style-name="T1">1</text:span><text:span text:style-name="T27">秒以内，大型文件不超过</text:span><text:span text:style-name="T1">2</text:span><text:span text:style-name="T27">秒，网络文件不超过</text:span><text:span text:style-name="T1">3</text:span><text:span text:style-name="T27">秒。软件能够对用户的操作进行及时的响应。软件运行时消耗的资源尽量合理。</text:span></text:p>
      <text:p text:style-name="P9"><text:span text:style-name="T1">5</text:span><text:span text:style-name="T27">、法律需求</text:span></text:p>
      <text:p text:style-name="P1">用户和软件公司必须达成在知识产权，隐私保护、责任划分等相关的法律约定，在国家法律规定内进行相应的软件活动。</text:p>
      <text:p text:style-name="P9"/>
      <text:p text:style-name="P4">八、建档需求</text:p>
      <text:p text:style-name="P1">描述所有为支持成功的部署系统所需要开发的文档</text:p>
      <text:p text:style-name="P9"><text:span text:style-name="T1">1</text:span><text:span text:style-name="T27">、使用协议</text:span></text:p>
      <text:p text:style-name="P9"><text:span text:style-name="T1">2</text:span><text:span text:style-name="T27">、用户手册（新用户引导）</text:span></text:p>
      <text:p text:style-name="P9"><text:span text:style-name="T1">3</text:span><text:span text:style-name="T27">、关于（软件内部）</text:span></text:p>
      <text:p text:style-name="P9"><text:span text:style-name="T1">4</text:span><text:span text:style-name="T27">、在线帮助（通过网页的形式展现，将用户使用过程中可能遇到的问腿总结起来，通过一个留俄标展现出来，用户点击相应问题描述网页提供相应内容进行解答。）</text:span></text:p>
      <text:p text:style-name="P9"><text:span text:style-name="T1">5</text:span><text:span text:style-name="T27">、版本升级说明。（当新版本开发出来后，将升级信息推送到用户的客户端上）</text:span></text:p>
      <text:p text:style-name="P9"/>
      <text:p text:style-name="P4">九、词汇表</text:p>
      <text:p text:style-name="P4"/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46">用户</text:p>
          </table:table-cell>
          <table:table-cell table:style-name="表格4.B1" office:value-type="string">
            <text:p text:style-name="P46">软件的最终使用者</text:p>
          </table:table-cell>
        </table:table-row>
        <table:table-row>
          <table:table-cell table:style-name="表格4.A2" office:value-type="string">
            <text:p text:style-name="P46">云协作</text:p>
          </table:table-cell>
          <table:table-cell table:style-name="表格4.B2" office:value-type="string">
            <text:p text:style-name="P46">多人同时在线编辑同一份文档。</text:p>
          </table:table-cell>
        </table:table-row>
        <table:table-row>
          <table:table-cell table:style-name="表格4.A2" office:value-type="string">
            <text:p text:style-name="P46">账户</text:p>
          </table:table-cell>
          <table:table-cell table:style-name="表格4.B2" office:value-type="string">
            <text:p text:style-name="P46">指用户注册时所提供的用户名和相应的账号（账户为用户身份的唯一凭证。</text:p>
          </table:table-cell>
        </table:table-row>
        <table:table-row>
          <table:table-cell table:style-name="表格4.A2" office:value-type="string">
            <text:p text:style-name="P46">登录</text:p>
          </table:table-cell>
          <table:table-cell table:style-name="表格4.B2" office:value-type="string">
            <text:p text:style-name="P46">用户进入软件系统所提供的操作</text:p>
          </table:table-cell>
        </table:table-row>
        <table:table-row>
          <table:table-cell table:style-name="表格4.A2" office:value-type="string">
            <text:p text:style-name="P46">冲突</text:p>
          </table:table-cell>
          <table:table-cell table:style-name="表格4.B2" office:value-type="string">
            <text:p text:style-name="P46">进行云协作编辑时，多人同时对同一份文档的相同部分进行不同的修改，然后提交时的最终生成的版本的问题</text:p>
          </table:table-cell>
        </table:table-row>
        <table:table-row>
          <table:table-cell table:style-name="表格4.A2" office:value-type="string">
            <text:p text:style-name="P46">文件树</text:p>
          </table:table-cell>
          <table:table-cell table:style-name="表格4.B2" office:value-type="string">
            <text:p text:style-name="P46">由用户对文件的编辑过程中所生成的每一个历史版本构成</text:p>
          </table:table-cell>
        </table:table-row>
        <table:table-row>
          <table:table-cell table:style-name="表格4.A2" office:value-type="string">
            <text:p text:style-name="P46">节点</text:p>
          </table:table-cell>
          <table:table-cell table:style-name="表格4.B2" office:value-type="string">
            <text:p text:style-name="P46">用户所拥有的文件的某一个历史版本</text:p>
          </table:table-cell>
        </table:table-row>
        <table:table-row>
          <table:table-cell table:style-name="表格4.A2" office:value-type="string">
            <text:p text:style-name="P46">合并</text:p>
          </table:table-cell>
          <table:table-cell table:style-name="表格4.B2" office:value-type="string">
            <text:p text:style-name="P46">用同一文件的多个不同的版本生成一个新版本</text:p>
          </table:table-cell>
        </table:table-row>
        <table:table-row>
          <table:table-cell table:style-name="表格4.A2" office:value-type="string">
            <text:p text:style-name="P46">同步</text:p>
          </table:table-cell>
          <table:table-cell table:style-name="表格4.B2" office:value-type="string">
            <text:p text:style-name="P46">使软件的客户端和服务器上的内容相同的过程</text:p>
          </table:table-cell>
        </table:table-row>
        <table:table-row>
          <table:table-cell table:style-name="表格4.A2" office:value-type="string">
            <text:p text:style-name="P46">删除文件</text:p>
          </table:table-cell>
          <table:table-cell table:style-name="表格4.B2" office:value-type="string">
            <text:p text:style-name="P46">移动用户的账户下的某些文件，效果是同步之后本地和服务端的默认目录下都不再存在该文件，只有云端的回收站中还保存者该文件</text:p>
          </table:table-cell>
        </table:table-row>
        <text:soft-page-break/>
        <table:table-row>
          <table:table-cell table:style-name="表格4.A2" office:value-type="string">
            <text:p text:style-name="P46">还原</text:p>
          </table:table-cell>
          <table:table-cell table:style-name="表格4.B2" office:value-type="string">
            <text:p text:style-name="P46">将文件从用户的云端的回收站移动至</text:p>
          </table:table-cell>
        </table:table-row>
        <table:table-row>
          <table:table-cell table:style-name="表格4.A2" office:value-type="string">
            <text:p text:style-name="P46">移动</text:p>
          </table:table-cell>
          <table:table-cell table:style-name="表格4.B2" office:value-type="string">
            <text:p text:style-name="P46">将文件或目录从一个路径转移至另一条路径</text:p>
          </table:table-cell>
        </table:table-row>
        <table:table-row>
          <table:table-cell table:style-name="表格4.A2" office:value-type="string">
            <text:p text:style-name="P69">导入</text:p>
          </table:table-cell>
          <table:table-cell table:style-name="表格4.B2" office:value-type="string">
            <text:p text:style-name="P46">将群文件保存为个人文件或将个人文件保存为群文件</text:p>
          </table:table-cell>
        </table:table-row>
      </table:table>
      <text:p text:style-name="P9"/>
      <text:p text:style-name="P45"><office:annotation><dc:date>2017-12-02T16:21:26.985218638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icrosoft YaHei" svg:font-family="'Microsoft YaHei'"/>
    <style:font-face style:name="Tahoma" svg:font-family="Tahoma"/>
    <style:font-face style:name="FreeSans1" svg:font-family="FreeSans" style:font-family-generic="swiss"/>
    <style:font-face style:name="华文黑体1" svg:font-family="华文黑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6:06:51.054533385</meta:creation-date>
    <dc:date>2018-03-15T14:19:46.566190841</dc:date>
    <meta:editing-duration>PT4H40M34S</meta:editing-duration>
    <meta:editing-cycles>25</meta:editing-cycles>
    <meta:generator>LibreOffice/5.3.3.2$Linux_X86_64 LibreOffice_project/3d9a8b4b4e538a85e0782bd6c2d430bafe583448</meta:generator>
    <meta:document-statistic meta:table-count="5" meta:image-count="0" meta:object-count="0" meta:page-count="12" meta:paragraph-count="537" meta:word-count="4926" meta:character-count="8571" meta:non-whitespace-character-count="5601"/>
  </office:meta>
</office:document-meta>
</file>